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045E6694C2EE4EBA4A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014in" fo:margin-left="0.0104in" fo:margin-top="0in" fo:margin-bottom="0in" table:align="left" style:writing-mode="lr-tb"/>
    </style:style>
    <style:style style:name="Table1.A" style:family="table-column">
      <style:table-column-properties style:column-width="1.525in"/>
    </style:style>
    <style:style style:name="Table1.B" style:family="table-column">
      <style:table-column-properties style:column-width="2.2806in"/>
    </style:style>
    <style:style style:name="Table1.C" style:family="table-column">
      <style:table-column-properties style:column-width="1.8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transparent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style:vertical-align="bottom" fo:background-color="transparent" style:border-line-width-right="0.0069in 0.0069in 0.0069in" fo:padding-left="0.075in" fo:padding-right="0.075in" fo:padding-top="0in" fo:padding-bottom="0in" fo:border-left="0.5pt solid #000000" fo:border-right="1.5pt double #000000" fo:border-top="0.5pt solid #000000" fo:border-bottom="0.5pt solid #000000">
        <style:background-image/>
      </style:table-cell-properties>
    </style:style>
    <style:style style:name="Table2" style:family="table">
      <style:table-properties style:width="7.2611in" fo:margin-left="0.0035in" fo:margin-top="0in" fo:margin-bottom="0in" table:align="left" style:writing-mode="lr-tb"/>
    </style:style>
    <style:style style:name="Table2.A" style:family="table-column">
      <style:table-column-properties style:column-width="1.2951in"/>
    </style:style>
    <style:style style:name="Table2.B" style:family="table-column">
      <style:table-column-properties style:column-width="1.4569in"/>
    </style:style>
    <style:style style:name="Table2.C" style:family="table-column">
      <style:table-column-properties style:column-width="1.3792in"/>
    </style:style>
    <style:style style:name="Table2.D" style:family="table-column">
      <style:table-column-properties style:column-width="1.2896in"/>
    </style:style>
    <style:style style:name="Table2.E" style:family="table-column">
      <style:table-column-properties style:column-width="0.7861in"/>
    </style:style>
    <style:style style:name="Table2.F" style:family="table-column">
      <style:table-column-properties style:column-width="1.053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2611in" fo:margin-left="0.0035in" fo:margin-top="0in" fo:margin-bottom="0in" table:align="left" style:writing-mode="lr-tb"/>
    </style:style>
    <style:style style:name="Table3.A" style:family="table-column">
      <style:table-column-properties style:column-width="1.2951in"/>
    </style:style>
    <style:style style:name="Table3.B" style:family="table-column">
      <style:table-column-properties style:column-width="1.4569in"/>
    </style:style>
    <style:style style:name="Table3.C" style:family="table-column">
      <style:table-column-properties style:column-width="1.3792in"/>
    </style:style>
    <style:style style:name="Table3.D" style:family="table-column">
      <style:table-column-properties style:column-width="1.2896in"/>
    </style:style>
    <style:style style:name="Table3.E" style:family="table-column">
      <style:table-column-properties style:column-width="0.7861in"/>
    </style:style>
    <style:style style:name="Table3.F" style:family="table-column">
      <style:table-column-properties style:column-width="1.053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2611in" fo:margin-left="0.0035in" fo:margin-top="0in" fo:margin-bottom="0in" table:align="left" style:writing-mode="lr-tb"/>
    </style:style>
    <style:style style:name="Table4.A" style:family="table-column">
      <style:table-column-properties style:column-width="1.2951in"/>
    </style:style>
    <style:style style:name="Table4.B" style:family="table-column">
      <style:table-column-properties style:column-width="1.4569in"/>
    </style:style>
    <style:style style:name="Table4.C" style:family="table-column">
      <style:table-column-properties style:column-width="1.3792in"/>
    </style:style>
    <style:style style:name="Table4.D" style:family="table-column">
      <style:table-column-properties style:column-width="1.2896in"/>
    </style:style>
    <style:style style:name="Table4.E" style:family="table-column">
      <style:table-column-properties style:column-width="0.7861in"/>
    </style:style>
    <style:style style:name="Table4.F" style:family="table-column">
      <style:table-column-properties style:column-width="1.053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2611in" fo:margin-left="0.0035in" fo:margin-top="0in" fo:margin-bottom="0in" table:align="left" style:writing-mode="lr-tb"/>
    </style:style>
    <style:style style:name="Table5.A" style:family="table-column">
      <style:table-column-properties style:column-width="1.2951in"/>
    </style:style>
    <style:style style:name="Table5.B" style:family="table-column">
      <style:table-column-properties style:column-width="1.4569in"/>
    </style:style>
    <style:style style:name="Table5.C" style:family="table-column">
      <style:table-column-properties style:column-width="1.3792in"/>
    </style:style>
    <style:style style:name="Table5.D" style:family="table-column">
      <style:table-column-properties style:column-width="1.2896in"/>
    </style:style>
    <style:style style:name="Table5.E" style:family="table-column">
      <style:table-column-properties style:column-width="0.7861in"/>
    </style:style>
    <style:style style:name="Table5.F" style:family="table-column">
      <style:table-column-properties style:column-width="1.053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text-align="end" style:justify-single-word="false"/>
      <style:text-properties officeooo:rsid="00118210" officeooo:paragraph-rsid="0011821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4pt" style:font-size-asian="14pt" style:font-name-complex="Calibri Light1"/>
    </style:style>
    <style:style style:name="P5" style:family="paragraph" style:parent-style-name="Standard">
      <style:paragraph-properties fo:text-align="center" style:justify-single-word="false"/>
      <style:text-properties style:font-name="Calibri Light" fo:font-size="20pt" style:font-size-asian="20pt" style:font-name-complex="Calibri Light1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1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9pt" fo:language="en" fo:country="US" style:font-size-asian="9pt" style:font-name-complex="Calibri Light1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margin-left="0in" fo:margin-right="0.0161in" fo:margin-top="0.0835in" fo:margin-bottom="0in" style:contextual-spacing="false" fo:line-height="100%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in" fo:margin-right="0.711in" fo:margin-top="0in" fo:margin-bottom="0in" style:contextual-spacing="false" fo:text-indent="0.3752in" style:auto-text-indent="false"/>
    </style:style>
    <style:style style:name="P11" style:family="paragraph" style:parent-style-name="Standard">
      <style:paragraph-properties fo:margin-left="0in" fo:margin-right="0.711in" fo:text-indent="0.3752in" style:auto-text-indent="false"/>
    </style:style>
    <style:style style:name="P12" style:family="paragraph" style:parent-style-name="Standard">
      <style:paragraph-properties fo:margin-left="0in" fo:margin-right="0.0154in" fo:margin-top="0in" fo:margin-bottom="0in" style:contextual-spacing="false" fo:text-indent="0.3752in" style:auto-text-indent="false"/>
    </style:style>
    <style:style style:name="P13" style:family="paragraph" style:parent-style-name="Standard">
      <style:paragraph-properties fo:margin-left="0in" fo:margin-right="0.711in" fo:margin-top="0in" fo:margin-bottom="0in" style:contextual-spacing="false" fo:text-indent="0.3744in" style:auto-text-indent="false">
        <style:tab-stops>
          <style:tab-stop style:position="0.8752in"/>
          <style:tab-stop style:position="1.0693in"/>
        </style:tab-stops>
      </style:paragraph-properties>
    </style:style>
    <style:style style:name="P14" style:family="paragraph" style:parent-style-name="Standard">
      <style:paragraph-properties fo:margin-left="0in" fo:margin-right="0.0154in" fo:margin-top="0in" fo:margin-bottom="0in" style:contextual-spacing="false" fo:text-indent="0.3752in" style:auto-text-indent="false">
        <style:tab-stops>
          <style:tab-stop style:position="6.3752in"/>
        </style:tab-stops>
      </style:paragraph-properties>
    </style:style>
    <style:style style:name="P15" style:family="paragraph" style:parent-style-name="Standard">
      <style:paragraph-properties fo:margin-left="0in" fo:margin-right="0.0154in" fo:text-indent="0.3752in" style:auto-text-indent="false">
        <style:tab-stops>
          <style:tab-stop style:position="6.3752in"/>
        </style:tab-stops>
      </style:paragraph-properties>
    </style:style>
    <style:style style:name="P16" style:family="paragraph" style:parent-style-name="Standard">
      <style:paragraph-properties fo:margin-left="0in" fo:margin-right="0.0154in" fo:margin-top="0in" fo:margin-bottom="0.111in" style:contextual-spacing="false" fo:text-indent="0.3752in" style:auto-text-indent="false">
        <style:tab-stops>
          <style:tab-stop style:position="6.3752in"/>
        </style:tab-stops>
      </style:paragraph-properties>
    </style:style>
    <style:style style:name="P17" style:family="paragraph" style:parent-style-name="Standard">
      <style:paragraph-properties fo:margin-left="0in" fo:margin-right="0.711in" fo:margin-top="0in" fo:margin-bottom="0in" style:contextual-spacing="false" fo:text-indent="0.3744in" style:auto-text-indent="false">
        <style:tab-stops>
          <style:tab-stop style:position="0.8752in"/>
          <style:tab-stop style:position="1.0693in"/>
        </style:tab-stops>
      </style:paragraph-properties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P18" style:family="paragraph" style:parent-style-name="Standard">
      <style:paragraph-properties fo:margin-left="0in" fo:margin-right="0.711in" fo:margin-top="0in" fo:margin-bottom="0in" style:contextual-spacing="false" fo:text-indent="0.3752in" style:auto-text-indent="false">
        <style:tab-stops>
          <style:tab-stop style:position="0.8752in"/>
          <style:tab-stop style:position="1.0693in"/>
        </style:tab-stops>
      </style:paragraph-properties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P19" style:family="paragraph" style:parent-style-name="Standard">
      <style:paragraph-properties fo:margin-left="0in" fo:margin-right="0.0154in" fo:margin-top="0in" fo:margin-bottom="0in" style:contextual-spacing="false" fo:text-indent="0.3752in" style:auto-text-indent="false">
        <style:tab-stops>
          <style:tab-stop style:position="6.3752in"/>
        </style:tab-stops>
      </style:paragraph-properties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P20" style:family="paragraph" style:parent-style-name="Standard">
      <style:paragraph-properties fo:margin-left="0in" fo:margin-right="0.711in" fo:text-indent="0.3752in" style:auto-text-indent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left="0in" fo:margin-right="0.0161in" fo:margin-top="0.0835in" fo:margin-bottom="0.111in" style:contextual-spacing="false" fo:text-indent="0.3744in" style:auto-text-indent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.0154in" fo:text-indent="0.3752in" style:auto-text-indent="false">
        <style:tab-stops>
          <style:tab-stop style:position="6.375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left="0in" fo:margin-right="0.0161in" fo:margin-top="0.0835in" fo:margin-bottom="0in" style:contextual-spacing="false" fo:line-height="100%" fo:text-align="center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in" fo:margin-right="0.0161in" fo:margin-top="0.0835in" fo:margin-bottom="0in" style:contextual-spacing="false" fo:line-height="100%" fo:text-align="center" style:justify-single-word="false" fo:orphans="0" fo:widows="0" fo:hyphenation-ladder-count="no-limit" fo:text-indent="0in" style:auto-text-indent="false"/>
      <style:text-properties fo:font-size="14pt" fo:language="en" fo:country="US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3744in" fo:margin-right="0.0161in" fo:margin-top="0.0835in" fo:margin-bottom="0.111in" style:contextual-spacing="false" fo:text-indent="0in" style:auto-text-indent="false"/>
    </style:style>
    <style:style style:name="P26" style:family="paragraph" style:parent-style-name="Standard">
      <style:paragraph-properties fo:margin-left="0in" fo:margin-right="0.0161in" fo:margin-top="0.0835in" fo:margin-bottom="0.111in" style:contextual-spacing="false" fo:text-indent="0.3744in" style:auto-text-indent="false"/>
    </style:style>
    <style:style style:name="P27" style:family="paragraph" style:parent-style-name="Standard">
      <style:paragraph-properties fo:margin-left="0.022in" fo:margin-right="0.0236in" fo:margin-top="0in" fo:margin-bottom="0in" style:contextual-spacing="false" fo:line-height="100%" fo:orphans="0" fo:widows="0" fo:text-indent="0in" style:auto-text-indent="false"/>
      <style:text-properties officeooo:rsid="00118210" officeooo:paragraph-rsid="00118210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118210" officeooo:paragraph-rsid="00118210"/>
    </style:style>
    <style:style style:name="T1" style:family="text">
      <style:text-properties style:font-name="Calibri Light" fo:font-size="16pt" style:font-size-asian="16pt" style:font-name-complex="Calibri Light1"/>
    </style:style>
    <style:style style:name="T2" style:family="text">
      <style:text-properties style:font-name="Calibri Light" fo:font-size="20pt" fo:font-weight="bold" style:font-size-asian="20pt" style:font-weight-asian="bold" style:font-name-complex="Calibri Light1"/>
    </style:style>
    <style:style style:name="T3" style:family="text">
      <style:text-properties style:font-name="Calibri Light" fo:font-size="20pt" style:font-size-asian="20pt" style:font-name-complex="Calibri Light1"/>
    </style:style>
    <style:style style:name="T4" style:family="text">
      <style:text-properties style:font-name="Calibri Light" fo:font-size="20pt" officeooo:rsid="00118210" style:font-size-asian="20pt" style:font-name-complex="Calibri Light1"/>
    </style:style>
    <style:style style:name="T5" style:family="text">
      <style:text-properties style:font-name="Calibri Light" fo:font-size="9pt" style:font-size-asian="9pt" style:font-name-complex="Calibri Light1"/>
    </style:style>
    <style:style style:name="T6" style:family="text">
      <style:text-properties style:font-name="Calibri Light" fo:font-size="10pt" style:font-size-asian="10pt" style:font-name-complex="Calibri Light1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style:font-name="Times New Roman" fo:font-size="14pt" fo:font-style="italic" fo:font-weight="bold" style:font-size-asian="14pt" style:language-asian="ja" style:country-asian="JP" style:font-style-asian="italic" style:font-weight-asian="bold" style:font-name-complex="Times New Roman1" style:font-size-complex="14pt"/>
    </style:style>
    <style:style style:name="T10" style:family="text"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fo:font-style="italic" fo:font-weight="bold" style:font-size-asian="14pt" style:language-asian="ja" style:country-asian="JP" style:font-style-asian="italic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/>
    </style:style>
    <style:style style:name="T14" style:family="text">
      <style:text-properties style:font-name="Times New Roman" fo:font-size="14pt" fo:language="en" fo:country="US" fo:font-style="italic" fo:font-weight="bold" style:letter-kerning="false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5" style:family="text">
      <style:text-properties style:font-name="Times New Roman" fo:font-size="14pt" fo:language="en" fo:country="US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6" style:family="text">
      <style:text-properties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7" style:family="text">
      <style:text-properties style:text-position="sub 58%" style:font-name="Times New Roman" fo:font-size="14pt" style:font-size-asian="14pt" style:language-asian="ja" style:country-asian="JP" style:font-name-complex="Times New Roman1" style:font-size-complex="14pt"/>
    </style:style>
    <style:style style:name="T18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19" style:family="text">
      <style:text-properties style:text-position="sub 58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0" style:family="text">
      <style:text-properties style:text-position="sub 58%" style:font-name="Times New Roman" fo:font-size="14pt" fo:language="en" fo:country="US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1" style:family="text">
      <style:text-properties style:text-position="sub 58%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language="en" fo:country="US" style:font-size-asian="14pt" style:font-size-complex="14pt"/>
    </style:style>
    <style:style style:name="T24" style:family="text">
      <style:text-properties officeooo:rsid="0011821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Санкт-Петербургский Национальный Исследовательский<text:line-break/>Университет ИТМО</text:span></text:p>
      <text:p text:style-name="P3"><text:span text:style-name="T1"><text:s/>Факультет программной инженерии и компьютерной техники</text:span></text:p>
      <text:p text:style-name="P4"/>
      <text:p text:style-name="P4"/>
      <text:p text:style-name="P5"/>
      <text:p text:style-name="P3"><text:span text:style-name="T2">Домашняя работа №5</text:span></text:p>
      <text:p text:style-name="P3"><text:span text:style-name="T3">По дискретной математике</text:span></text:p>
      <text:p text:style-name="P3"><text:span text:style-name="T3">Вариант </text:span><text:span text:style-name="T4">60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Subtle_20_Emphasis">Выполнил</text:span><text:span text:style-name="T1">: </text:span></text:p>
      <text:p text:style-name="P1">Студент группы P<text:span text:style-name="T24">3131</text:span></text:p>
      <text:p text:style-name="P1">Исмоилов Шахзод Бахтиёрович</text:p>
      <text:p text:style-name="P1"><text:span text:style-name="Subtle_20_Emphasis">Преподаватель:</text:span></text:p>
      <text:p text:style-name="P2">Нодири Хисравхон</text:p>
      <text:p text:style-name="P6"/>
      <text:p text:style-name="P6"/>
      <text:p text:style-name="P6"/>
      <text:p text:style-name="P6"/>
      <text:p text:style-name="P6"/>
      <text:p text:style-name="P3"><draw:frame draw:style-name="fr1" draw:name="Рисунок 1" text:anchor-type="as-char" svg:width="2.7083in" svg:height="0.2898in" draw:z-index="0"><draw:image xlink:href="Pictures/100000010000027D00000045E6694C2EE4EBA4A3.png" xlink:type="simple" xlink:show="embed" xlink:actuate="onLoad" draw:mime-type="image/png"/></draw:frame></text:p>
      <text:p text:style-name="P7"/>
      <text:p text:style-name="P8"><text:span text:style-name="T6">Санкт-Петербург</text:span></text:p>
      <text:p text:style-name="P8"><text:span text:style-name="T6">2022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27"><text:span text:style-name="T7">60</text:span></text:p>
          </table:table-cell>
          <table:table-cell table:style-name="Table1.B1" office:value-type="string">
            <text:p text:style-name="P28"><text:span text:style-name="T8">2043</text:span></text:p>
          </table:table-cell>
          <table:table-cell table:style-name="Table1.C1" office:value-type="string">
            <text:p text:style-name="P28"><text:span text:style-name="T8">19</text:span></text:p>
          </table:table-cell>
        </table:table-row>
      </table:table>
      <text:p text:style-name="P10"><text:span text:style-name="T9"><text:s text:c="4"/>А</text:span><text:span text:style-name="T10"> = 1080, <text:s text:c="4"/></text:span><text:span text:style-name="T9">В</text:span><text:span text:style-name="T10"> = 12.</text:span></text:p>
      <text:p text:style-name="P12"><text:span text:style-name="T10">Представление операндов в разрядной сетке.</text:span></text:p>
      <text:p text:style-name="P13"><text:span text:style-name="T10"><text:s text:c="4"/>[+</text:span><text:span text:style-name="T9">А</text:span><text:span text:style-name="T10">]</text:span><text:span text:style-name="T17">пр</text:span><text:span text:style-name="T10"> <text:tab/>= 0.000010000111000; <text:s text:c="10"/>[–</text:span><text:span text:style-name="T9">А</text:span><text:span text:style-name="T10">]</text:span><text:span text:style-name="T17">доп</text:span><text:span text:style-name="T10"> <text:tab/>= 1.111101111001000;</text:span></text:p>
      <text:p text:style-name="P13"><text:span text:style-name="T10"><text:s text:c="4"/>[+</text:span><text:span text:style-name="T9">В</text:span><text:span text:style-name="T10">]</text:span><text:span text:style-name="T17">пр</text:span><text:span text:style-name="T10"> <text:tab/>= 0.0110; <text:s text:c="20"/>[–</text:span><text:span text:style-name="T9">В</text:span><text:span text:style-name="T10">]</text:span><text:span text:style-name="T17">доп</text:span><text:span text:style-name="T10"> <text:tab/>= 1.1010.</text:span></text:p>
      <text:p text:style-name="P14"><text:span text:style-name="T10">а) Делимое положительный (</text:span><text:span text:style-name="T12">A</text:span><text:span text:style-name="T10"> &gt; 0), делитель положительный (</text:span><text:span text:style-name="T12">B</text:span><text:span text:style-name="T10"> &gt; 0):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3"/>
          </table:table-cell>
          <table:table-cell table:style-name="Table2.A1" table:number-columns-spanned="3" office:value-type="string">
            <text:p text:style-name="P9"><text:span text:style-name="T16">Значение делимого: 1080</text:span></text:p>
            <text:p text:style-name="P9"><text:span text:style-name="T16">Значение делителя: 12</text:span></text:p>
          </table:table-cell>
          <table:covered-table-cell/>
          <table:covered-table-cell/>
          <table:table-cell table:style-name="Table2.A1" office:value-type="string">
            <text:p text:style-name="P9"><text:span text:style-name="T16">Знак остатка</text:span></text:p>
          </table:table-cell>
          <table:table-cell table:style-name="Table2.A1" office:value-type="string">
            <text:p text:style-name="P9"><text:span text:style-name="T16">Знак частного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1 Проверка корректности деления и определение знакового разряда частного</text:span></text:p>
          </table:table-cell>
          <table:table-cell table:style-name="Table2.A1" office:value-type="string">
            <text:p text:style-name="P9"><text:span text:style-name="T15">[A]</text:span></text:p>
            <text:p text:style-name="P9"><text:span text:style-name="T15">[B]</text:span></text:p>
            <text:p text:style-name="P9"><text:span text:style-name="T15">[R</text:span><text:span text:style-name="T19">нач</text:span><text:span text:style-name="T15">]</text:span></text:p>
            <text:p text:style-name="P9"><text:span text:style-name="T15">[</text:span><text:span text:style-name="T14">R</text:span><text:span text:style-name="T19">нач</text:span><text:span text:style-name="T15">]</text:span></text:p>
            <text:p text:style-name="P9"><text:span text:style-name="T15">[B2]</text:span></text:p>
            <text:p text:style-name="P9"><text:span text:style-name="T16">Сумма</text:span></text:p>
            <text:p text:style-name="P9"><text:span text:style-name="T15">R</text:span><text:span text:style-name="T20">1</text:span></text:p>
          </table:table-cell>
          <table:table-cell table:style-name="Table2.A1" office:value-type="string">
            <text:p text:style-name="P9"><text:span text:style-name="T16">0 0 0 0 0 1 0 0</text:span></text:p>
            <text:p text:style-name="P9"><text:span text:style-name="T15">0 0 0 0 0 0 0 0</text:span></text:p>
            <text:p text:style-name="P9"><text:span text:style-name="T16">0 0 0 0 0 1 0 0</text:span></text:p>
            <text:p text:style-name="P9"><text:span text:style-name="T16">0 0 0 0 1 0 0 0</text:span></text:p>
            <text:p text:style-name="P9"><text:span text:style-name="T16">1 1 1 1 1 0 1 0</text:span></text:p>
            <text:p text:style-name="P9"><text:span text:style-name="T16">0 0 0 0 0 0 1 0</text:span></text:p>
            <text:p text:style-name="P9"><text:span text:style-name="T16">0 0 0 0 0 0 1 0</text:span></text:p>
          </table:table-cell>
          <table:table-cell table:style-name="Table2.A1" office:value-type="string">
            <text:p text:style-name="P9"><text:span text:style-name="T15">0</text:span><text:span text:style-name="T16"> </text:span><text:span text:style-name="T15">0</text:span><text:span text:style-name="T16"> </text:span><text:span text:style-name="T15">1</text:span><text:span text:style-name="T16"> </text:span><text:span text:style-name="T15">1</text:span><text:span text:style-name="T16"> </text:span><text:span text:style-name="T15">1</text:span><text:span text:style-name="T16"> </text:span><text:span text:style-name="T15">0</text:span><text:span text:style-name="T16"> </text:span><text:span text:style-name="T15">0</text:span><text:span text:style-name="T16"> </text:span><text:span text:style-name="T15">0</text:span></text:p>
            <text:p text:style-name="P9"><text:span text:style-name="T15">0 0 0 0 0 0 0 0</text:span></text:p>
            <text:p text:style-name="P9"><text:span text:style-name="T16">0 0 1 1 1 0 0 0</text:span></text:p>
            <text:p text:style-name="P9"><text:span text:style-name="T16">0 1 1 1 0 0 0 0</text:span></text:p>
            <text:p text:style-name="P9"><text:span text:style-name="T15">0 0 0 0 0 0 0 0</text:span></text:p>
            <text:p text:style-name="P9"><text:span text:style-name="T16">0</text:span><text:span text:style-name="T15"> </text:span><text:span text:style-name="T16">1</text:span><text:span text:style-name="T15"> </text:span><text:span text:style-name="T16">1</text:span><text:span text:style-name="T15"> 1 0 0 0 0</text:span></text:p>
            <text:p text:style-name="P9"><text:span text:style-name="T16">0</text:span><text:span text:style-name="T15"> </text:span><text:span text:style-name="T16">1</text:span><text:span text:style-name="T15"> </text:span><text:span text:style-name="T16">1</text:span><text:span text:style-name="T15"> 1 0 0 0 0</text:span></text:p>
          </table:table-cell>
          <table:table-cell table:style-name="Table2.A1" office:value-type="string">
            <text:p text:style-name="P24"/>
            <text:p text:style-name="P24"/>
            <text:p text:style-name="P24"/>
            <text:p text:style-name="P24"/>
            <text:p text:style-name="P9"><text:span text:style-name="T16">0</text:span></text:p>
            <text:p text:style-name="P23"/>
            <text:p text:style-name="P9"><text:span text:style-name="T16">0</text:span></text:p>
          </table:table-cell>
          <table:table-cell table:style-name="Table2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9"><text:span text:style-name="T16">0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2</text:span></text:p>
          </table:table-cell>
          <table:table-cell table:style-name="Table2.A1" office:value-type="string">
            <text:p text:style-name="P9"><text:span text:style-name="T14">R</text:span><text:span text:style-name="T20">1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2</text:span></text:p>
          </table:table-cell>
          <table:table-cell table:style-name="Table2.A1" office:value-type="string">
            <text:p text:style-name="P9"><text:span text:style-name="T16">0 0 0 0 0 1 0 0</text:span></text:p>
            <text:p text:style-name="P9"><text:span text:style-name="T16">0 0 0 0 0 1 1 0</text:span></text:p>
            <text:p text:style-name="P9"><text:span text:style-name="T16">0 0 0 0 1 0 1 0</text:span></text:p>
            <text:p text:style-name="P9"><text:span text:style-name="T16">0 0 0 0 1 0 1 0</text:span></text:p>
          </table:table-cell>
          <table:table-cell table:style-name="Table2.A1" office:value-type="string">
            <text:p text:style-name="P9"><text:span text:style-name="T16">1 1 1 0 0 0 0 0</text:span></text:p>
            <text:p text:style-name="P9"><text:span text:style-name="T16">0 0 0 0 0 0 0 0</text:span></text:p>
            <text:p text:style-name="P9"><text:span text:style-name="T16">1 1 1 0 0 0 0 0</text:span></text:p>
            <text:p text:style-name="P9"><text:span text:style-name="T16">1 1 1 0 0 0 0 1</text:span></text:p>
          </table:table-cell>
          <table:table-cell table:style-name="Table2.A1" office:value-type="string">
            <text:p text:style-name="P23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2.A1" office:value-type="string">
            <text:p text:style-name="P23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3</text:span></text:p>
          </table:table-cell>
          <table:table-cell table:style-name="Table2.A1" office:value-type="string">
            <text:p text:style-name="P9"><text:span text:style-name="T14">R</text:span><text:span text:style-name="T20">2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3</text:span></text:p>
          </table:table-cell>
          <table:table-cell table:style-name="Table2.A1" office:value-type="string">
            <text:p text:style-name="P9"><text:span text:style-name="T16">0 0 0 1 0 1 0 1</text:span></text:p>
            <text:p text:style-name="P9"><text:span text:style-name="T16">1 1 1 1 1 0 1 0</text:span></text:p>
            <text:p text:style-name="P9"><text:span text:style-name="T16">0 0 0 0 1 1 1 1</text:span></text:p>
            <text:p text:style-name="P9"><text:span text:style-name="T16">0 0 0 0 1 1 1 1</text:span></text:p>
          </table:table-cell>
          <table:table-cell table:style-name="Table2.A1" office:value-type="string">
            <text:p text:style-name="P9"><text:span text:style-name="T16">1 1 0 0 0 0 1 0</text:span></text:p>
            <text:p text:style-name="P9"><text:span text:style-name="T16">0 0 0 0 0 0 0 0</text:span></text:p>
            <text:p text:style-name="P9"><text:span text:style-name="T16">1 1 0 0 0 0 1 0</text:span></text:p>
            <text:p text:style-name="P9"><text:span text:style-name="T16">1 1 0 0 0 0 1 0</text:span></text:p>
          </table:table-cell>
          <table:table-cell table:style-name="Table2.A1" office:value-type="string">
            <text:p text:style-name="P23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2.A1" office:value-type="string">
            <text:p text:style-name="P23"/>
            <text:p text:style-name="P24"/>
            <text:p text:style-name="P24"/>
            <text:p text:style-name="P9"><text:span text:style-name="T16">0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4</text:span></text:p>
          </table:table-cell>
          <table:table-cell table:style-name="Table2.A1" office:value-type="string">
            <text:p text:style-name="P9"><text:span text:style-name="T14">R</text:span><text:span text:style-name="T20">3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4</text:span></text:p>
          </table:table-cell>
          <table:table-cell table:style-name="Table2.A1" office:value-type="string">
            <text:p text:style-name="P9"><text:span text:style-name="T16">0 0 0 1 1 1 1 1</text:span></text:p>
            <text:p text:style-name="P9"><text:span text:style-name="T16">0 0 0 0 0 1 1 0</text:span></text:p>
            <text:p text:style-name="P9"><text:span text:style-name="T16">0 0 1 0 0 1 0 1</text:span></text:p>
            <text:p text:style-name="P9"><text:span text:style-name="T16">0 0 1 0 0 1 0 1</text:span></text:p>
          </table:table-cell>
          <table:table-cell table:style-name="Table2.A1" office:value-type="string">
            <text:p text:style-name="P9"><text:span text:style-name="T16">1 0 0 0 0 1 0 0</text:span></text:p>
            <text:p text:style-name="P9"><text:span text:style-name="T16">0 0 0 0 0 0 0 0</text:span></text:p>
            <text:p text:style-name="P9"><text:span text:style-name="T16">1 0 0 0 0 1 0 0</text:span></text:p>
            <text:p text:style-name="P9"><text:span text:style-name="T16">1 0 0 0 0 1 0 1</text:span></text:p>
          </table:table-cell>
          <table:table-cell table:style-name="Table2.A1" office:value-type="string">
            <text:p text:style-name="P23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2.A1" office:value-type="string">
            <text:p text:style-name="P23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5</text:span></text:p>
          </table:table-cell>
          <table:table-cell table:style-name="Table2.A1" office:value-type="string">
            <text:p text:style-name="P9"><text:span text:style-name="T14">R</text:span><text:span text:style-name="T20">4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5</text:span></text:p>
          </table:table-cell>
          <table:table-cell table:style-name="Table2.A1" office:value-type="string">
            <text:p text:style-name="P9"><text:span text:style-name="T16">0 1 0 0 1 0 1 1</text:span></text:p>
            <text:p text:style-name="P9"><text:span text:style-name="T16">1 1 1 1 1 0 1 0</text:span></text:p>
            <text:p text:style-name="P9"><text:span text:style-name="T16">0 1 0 0 0 1 0 1</text:span></text:p>
            <text:p text:style-name="P9"><text:span text:style-name="T16">0 1 0 0 0 1 0 1</text:span></text:p>
          </table:table-cell>
          <table:table-cell table:style-name="Table2.A1" office:value-type="string">
            <text:p text:style-name="P9"><text:span text:style-name="T16">0 0 0 0 1 0 1 0</text:span></text:p>
            <text:p text:style-name="P9"><text:span text:style-name="T16">0 0 0 0 0 0 0 0</text:span></text:p>
            <text:p text:style-name="P9"><text:span text:style-name="T16">0 0 0 0 1 0 1 0</text:span></text:p>
            <text:p text:style-name="P9"><text:span text:style-name="T16">0 0 0 0 1 0 1 1</text:span></text:p>
          </table:table-cell>
          <table:table-cell table:style-name="Table2.A1" office:value-type="string">
            <text:p text:style-name="P23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2.A1" office:value-type="string">
            <text:p text:style-name="P23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6</text:span></text:p>
          </table:table-cell>
          <table:table-cell table:style-name="Table2.A1" office:value-type="string">
            <text:p text:style-name="P9"><text:span text:style-name="T14">R</text:span><text:span text:style-name="T20">5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oft-page-break/><text:span text:style-name="T15">R</text:span><text:span text:style-name="T20">6</text:span></text:p>
          </table:table-cell>
          <table:table-cell table:style-name="Table2.A1" office:value-type="string">
            <text:p text:style-name="P9"><text:span text:style-name="T16">1 0 0 0 1 0 1 0</text:span></text:p>
            <text:p text:style-name="P9"><text:span text:style-name="T16">1 1 1 1 1 0 1 0</text:span></text:p>
            <text:p text:style-name="P9"><text:span text:style-name="T16">1 0 0 0 0 0 0 0</text:span></text:p>
            <text:p text:style-name="P9"><text:soft-page-break/><text:span text:style-name="T16">1 0 0 0 0 0 0 0</text:span></text:p>
          </table:table-cell>
          <table:table-cell table:style-name="Table2.A1" office:value-type="string">
            <text:p text:style-name="P9"><text:span text:style-name="T16">0 0 0 1 0 1 1 0</text:span></text:p>
            <text:p text:style-name="P9"><text:span text:style-name="T16">0 0 0 0 0 0 0 0</text:span></text:p>
            <text:p text:style-name="P9"><text:span text:style-name="T16">0 0 0 1 0 1 1 0</text:span></text:p>
            <text:p text:style-name="P9"><text:soft-page-break/><text:span text:style-name="T16">0 0 0 1 0 1 1 0</text:span></text:p>
          </table:table-cell>
          <table:table-cell table:style-name="Table2.A1" office:value-type="string">
            <text:p text:style-name="P23"/>
            <text:p text:style-name="P9"><text:span text:style-name="T16">1</text:span></text:p>
            <text:p text:style-name="P24"/>
            <text:p text:style-name="P9"><text:soft-page-break/><text:span text:style-name="T16">1</text:span></text:p>
          </table:table-cell>
          <table:table-cell table:style-name="Table2.A1" office:value-type="string">
            <text:p text:style-name="P23"/>
            <text:p text:style-name="P24"/>
            <text:p text:style-name="P24"/>
            <text:p text:style-name="P9"><text:soft-page-break/><text:span text:style-name="T16">0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7</text:span></text:p>
          </table:table-cell>
          <table:table-cell table:style-name="Table2.A1" office:value-type="string">
            <text:p text:style-name="P9"><text:span text:style-name="T14">R</text:span><text:span text:style-name="T20">6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7</text:span></text:p>
          </table:table-cell>
          <table:table-cell table:style-name="Table2.A1" office:value-type="string">
            <text:p text:style-name="P9"><text:span text:style-name="T16">0 0 0 0 0 0 0 0</text:span></text:p>
            <text:p text:style-name="P9"><text:span text:style-name="T16">0 0 0 0 0 1 1 0</text:span></text:p>
            <text:p text:style-name="P9"><text:span text:style-name="T16">0 0 0 0 0 1 1 0</text:span></text:p>
            <text:p text:style-name="P9"><text:span text:style-name="T16">0 0 0 0 0 1 1 0</text:span></text:p>
          </table:table-cell>
          <table:table-cell table:style-name="Table2.A1" office:value-type="string">
            <text:p text:style-name="P9"><text:span text:style-name="T16">0 0 1 0 1 1 0 0</text:span></text:p>
            <text:p text:style-name="P9"><text:span text:style-name="T16">0 0 0 0 0 0 0 0</text:span></text:p>
            <text:p text:style-name="P9"><text:span text:style-name="T16">0 0 1 0 1 1 0 0</text:span></text:p>
            <text:p text:style-name="P9"><text:span text:style-name="T16">0 0 1 0 1 1 0 1</text:span></text:p>
          </table:table-cell>
          <table:table-cell table:style-name="Table2.A1" office:value-type="string">
            <text:p text:style-name="P23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2.A1" office:value-type="string">
            <text:p text:style-name="P23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8</text:span></text:p>
          </table:table-cell>
          <table:table-cell table:style-name="Table2.A1" office:value-type="string">
            <text:p text:style-name="P9"><text:span text:style-name="T14">R</text:span><text:span text:style-name="T20">7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8</text:span></text:p>
          </table:table-cell>
          <table:table-cell table:style-name="Table2.A1" office:value-type="string">
            <text:p text:style-name="P9"><text:span text:style-name="T16">0 0 0 0 1 1 0 0</text:span></text:p>
            <text:p text:style-name="P9"><text:span text:style-name="T16">1 1 1 1 1 0 1 0</text:span></text:p>
            <text:p text:style-name="P9"><text:span text:style-name="T16">0 0 0 0 0 1 1 0</text:span></text:p>
            <text:p text:style-name="P9"><text:span text:style-name="T16">0 0 0 0 0 1 1 0</text:span></text:p>
          </table:table-cell>
          <table:table-cell table:style-name="Table2.A1" office:value-type="string">
            <text:p text:style-name="P9"><text:span text:style-name="T16">0 1 0 1 1 0 1 0</text:span></text:p>
            <text:p text:style-name="P9"><text:span text:style-name="T16">0 0 0 0 0 0 0 0</text:span></text:p>
            <text:p text:style-name="P9"><text:span text:style-name="T16">0 1 0 1 1 0 1 0</text:span></text:p>
            <text:p text:style-name="P9"><text:span text:style-name="T16">0 1 0 1 1 0 1 0</text:span></text:p>
          </table:table-cell>
          <table:table-cell table:style-name="Table2.A1" office:value-type="string">
            <text:p text:style-name="P23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2.A1" office:value-type="string">
            <text:p text:style-name="P23"/>
            <text:p text:style-name="P24"/>
            <text:p text:style-name="P24"/>
            <text:p text:style-name="P9"><text:span text:style-name="T16">0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6">Коррекция остатка</text:span></text:p>
          </table:table-cell>
          <table:table-cell table:style-name="Table2.A1" office:value-type="string">
            <text:p text:style-name="P9"><text:span text:style-name="T15">B</text:span><text:span text:style-name="T16">2</text:span></text:p>
            <text:p text:style-name="P9"><text:span text:style-name="T16">сумма</text:span></text:p>
          </table:table-cell>
          <table:table-cell table:style-name="Table2.A1" office:value-type="string">
            <text:p text:style-name="P9"><text:span text:style-name="T16">1 1 1 1 1 0 1 0</text:span></text:p>
            <text:p text:style-name="P9"><text:span text:style-name="T16">0 0 0 0 0 0 0 0</text:span></text:p>
          </table:table-cell>
          <table:table-cell table:style-name="Table2.A1" office:value-type="string">
            <text:p text:style-name="P9"><text:span text:style-name="T16">0 0 0 0 0 0 0 0</text:span></text:p>
            <text:p text:style-name="P9"><text:span text:style-name="T16">0 1 0 1 1 0 1 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9"><text:span text:style-name="T16">Коррекция частного</text:span></text:p>
          </table:table-cell>
          <table:table-cell table:style-name="Table2.A1" office:value-type="string">
            <text:p text:style-name="P9"><text:span text:style-name="T16">Коррекция </text:span><text:span text:style-name="T15">R1</text:span></text:p>
            <text:p text:style-name="P9"><text:span text:style-name="T16">Сумма</text:span></text:p>
          </table:table-cell>
          <table:table-cell table:style-name="Table2.A1" office:value-type="string">
            <text:p text:style-name="P9"><text:span text:style-name="T16">0 0 0 0 0 0 0 0</text:span></text:p>
            <text:p text:style-name="P9"><text:span text:style-name="T16">0 0 0 0 0 0 0 0</text:span></text:p>
          </table:table-cell>
          <table:table-cell table:style-name="Table2.A1" office:value-type="string">
            <text:p text:style-name="P9"><text:span text:style-name="T16">0 0 0 0 0 0 0 0</text:span></text:p>
            <text:p text:style-name="P9"><text:span text:style-name="T15">0 1 0 1 1 0 1 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</table:table>
      <text:p text:style-name="P20"/>
      <text:p text:style-name="P25"><text:span text:style-name="T11">В результате выполнения операции получено положительное частное</text:span></text:p>
      <text:p text:style-name="P11"><text:span text:style-name="T11"><text:s text:c="7"/>[</text:span><text:span text:style-name="T13">C</text:span><text:span text:style-name="T11">]</text:span><text:span text:style-name="T21">пр</text:span><text:span text:style-name="T11"> = <text:s/>(0.1011010)</text:span><text:span text:style-name="T18">2</text:span><text:span text:style-name="T11"> = (+90)</text:span><text:span text:style-name="T18">10 <text:s text:c="3"/></text:span><text:span text:style-name="T11">и нулевой остаток.</text:span></text:p>
      <text:p text:style-name="P19"/>
      <text:p text:style-name="P19"/>
      <text:p text:style-name="P11"><text:span text:style-name="T11">б) Оба операнда отрицательные (</text:span><text:span text:style-name="T13">A</text:span><text:span text:style-name="T11"> &lt; 0, </text:span><text:span text:style-name="T13">B</text:span><text:span text:style-name="T11"> &lt; 0):</text:span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3"/>
          </table:table-cell>
          <table:table-cell table:style-name="Table3.A1" table:number-columns-spanned="3" office:value-type="string">
            <text:p text:style-name="P9"><text:span text:style-name="T16">Значение делимого: -1080</text:span></text:p>
            <text:p text:style-name="P9"><text:span text:style-name="T16">Значение делителя: -12</text:span></text:p>
          </table:table-cell>
          <table:covered-table-cell/>
          <table:covered-table-cell/>
          <table:table-cell table:style-name="Table3.A1" office:value-type="string">
            <text:p text:style-name="P9"><text:span text:style-name="T16">Знак остатка</text:span></text:p>
          </table:table-cell>
          <table:table-cell table:style-name="Table3.A1" office:value-type="string">
            <text:p text:style-name="P9"><text:span text:style-name="T16">Знак частного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1 Проверка корректности деления и определение знакового разряда частного</text:span></text:p>
          </table:table-cell>
          <table:table-cell table:style-name="Table3.A1" office:value-type="string">
            <text:p text:style-name="P9"><text:span text:style-name="T15">[A]</text:span></text:p>
            <text:p text:style-name="P9"><text:span text:style-name="T15">[B]</text:span></text:p>
            <text:p text:style-name="P9"><text:span text:style-name="T15">[R</text:span><text:span text:style-name="T19">нач</text:span><text:span text:style-name="T15">]</text:span></text:p>
            <text:p text:style-name="P9"><text:span text:style-name="T15">[</text:span><text:span text:style-name="T14">R</text:span><text:span text:style-name="T19">нач</text:span><text:span text:style-name="T15">]</text:span></text:p>
            <text:p text:style-name="P9"><text:span text:style-name="T15">[B2]</text:span></text:p>
            <text:p text:style-name="P9"><text:span text:style-name="T16">Сумма</text:span></text:p>
            <text:p text:style-name="P9"><text:span text:style-name="T15">R</text:span><text:span text:style-name="T20">1</text:span></text:p>
          </table:table-cell>
          <table:table-cell table:style-name="Table3.A1" office:value-type="string">
            <text:p text:style-name="P9"><text:span text:style-name="T15">1 1 1 1 1 0 1 1</text:span></text:p>
            <text:p text:style-name="P9"><text:span text:style-name="T15">0 0 0 0 0 0 0 0</text:span></text:p>
            <text:p text:style-name="P9"><text:span text:style-name="T15">1 1 1 1 1 0 1 1</text:span></text:p>
            <text:p text:style-name="P9"><text:span text:style-name="T15">1 1 1 1 0 1 1 1</text:span></text:p>
            <text:p text:style-name="P9"><text:span text:style-name="T16">0 0 0 0 1 1 0 0</text:span></text:p>
            <text:p text:style-name="P9"><text:span text:style-name="T16">0 0 0 0 0 0 1 1</text:span></text:p>
            <text:p text:style-name="P9"><text:span text:style-name="T16">0 0 0 0 0 0 1 1</text:span></text:p>
          </table:table-cell>
          <table:table-cell table:style-name="Table3.A1" office:value-type="string">
            <text:p text:style-name="P9"><text:span text:style-name="T15">1 1 0 0 1 0 0 0</text:span></text:p>
            <text:p text:style-name="P9"><text:span text:style-name="T15">0 0 0 0 0 0 0 0</text:span></text:p>
            <text:p text:style-name="P9"><text:span text:style-name="T15">1 1 0 0 1 0 0 0</text:span></text:p>
            <text:p text:style-name="P9"><text:span text:style-name="T15">1 0 0 1 0 0 0 0</text:span></text:p>
            <text:p text:style-name="P9"><text:span text:style-name="T15">0 0 0 0 0 0 0 0</text:span></text:p>
            <text:p text:style-name="P9"><text:span text:style-name="T15">1 0 0 1 0 0 0 0</text:span></text:p>
            <text:p text:style-name="P9"><text:span text:style-name="T16">1 0 0 1 0 0 0 0</text:span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24"/>
            <text:p text:style-name="P9"><text:span text:style-name="T16">1</text:span></text:p>
            <text:p text:style-name="P23"/>
            <text:p text:style-name="P9"><text:span text:style-name="T15">0</text:span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9"><text:span text:style-name="T15">0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2</text:span></text:p>
          </table:table-cell>
          <table:table-cell table:style-name="Table3.A1" office:value-type="string">
            <text:p text:style-name="P9"><text:span text:style-name="T14">R</text:span><text:span text:style-name="T20">1</text:span></text:p>
            <text:p text:style-name="P9"><text:span text:style-name="T15">[B1]</text:span></text:p>
            <text:p text:style-name="P9"><text:span text:style-name="T16">Сумма</text:span></text:p>
            <text:p text:style-name="P9"><text:span text:style-name="T15">R</text:span><text:span text:style-name="T20">2</text:span></text:p>
          </table:table-cell>
          <table:table-cell table:style-name="Table3.A1" office:value-type="string">
            <text:p text:style-name="P9"><text:span text:style-name="T15">0 0 0 0 0 1 1 1</text:span></text:p>
            <text:p text:style-name="P9"><text:span text:style-name="T16">1 1 1 1 0 1 0 0</text:span></text:p>
            <text:p text:style-name="P9"><text:span text:style-name="T16">1</text:span><text:span text:style-name="T15"> </text:span><text:span text:style-name="T16">1</text:span><text:span text:style-name="T15"> </text:span><text:span text:style-name="T16">1</text:span><text:span text:style-name="T15"> </text:span><text:span text:style-name="T16">1</text:span><text:span text:style-name="T15"> </text:span><text:span text:style-name="T16">1</text:span><text:span text:style-name="T15"> </text:span><text:span text:style-name="T16">0</text:span><text:span text:style-name="T15"> </text:span><text:span text:style-name="T16">1</text:span><text:span text:style-name="T15"> </text:span><text:span text:style-name="T16">1</text:span></text:p>
            <text:p text:style-name="P9"><text:span text:style-name="T16">1 1 1 1 1 0 1 1</text:span></text:p>
          </table:table-cell>
          <table:table-cell table:style-name="Table3.A1" office:value-type="string">
            <text:p text:style-name="P9"><text:span text:style-name="T15">0 0 1 0 0 0 0 0</text:span></text:p>
            <text:p text:style-name="P9"><text:span text:style-name="T15">0 0 0 0 0 0 0 0</text:span></text:p>
            <text:p text:style-name="P9"><text:span text:style-name="T15">0 0 1 0 0 0 0 0</text:span></text:p>
            <text:p text:style-name="P9"><text:span text:style-name="T15">0 0 1 0 0 0 0 </text:span><text:span text:style-name="T16">1</text:span></text:p>
          </table:table-cell>
          <table:table-cell table:style-name="Table3.A1" office:value-type="string">
            <text:p text:style-name="P24"/>
            <text:p text:style-name="P9"><text:span text:style-name="T15">0</text:span></text:p>
            <text:p text:style-name="P24"/>
            <text:p text:style-name="P9"><text:span text:style-name="T16">1</text:span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9"><text:span text:style-name="T15">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3</text:span></text:p>
          </table:table-cell>
          <table:table-cell table:style-name="Table3.A1" office:value-type="string">
            <text:p text:style-name="P9"><text:span text:style-name="T14">R</text:span><text:span text:style-name="T20">2</text:span></text:p>
            <text:p text:style-name="P9"><text:soft-page-break/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3</text:span></text:p>
          </table:table-cell>
          <table:table-cell table:style-name="Table3.A1" office:value-type="string">
            <text:p text:style-name="P9"><text:span text:style-name="T16">1 1 1 1 0 1 1 0</text:span></text:p>
            <text:p text:style-name="P9"><text:soft-page-break/><text:span text:style-name="T16">0 0 0 0 1 1 0 0</text:span></text:p>
            <text:p text:style-name="P9"><text:span text:style-name="T16">0 0 0 0 0 0 1 0</text:span></text:p>
            <text:p text:style-name="P9"><text:span text:style-name="T16">0 0 0 0 0 0 1 0</text:span></text:p>
          </table:table-cell>
          <table:table-cell table:style-name="Table3.A1" office:value-type="string">
            <text:p text:style-name="P9"><text:span text:style-name="T15">0 1 0 0 0 0 </text:span><text:span text:style-name="T16">1 0</text:span></text:p>
            <text:p text:style-name="P9"><text:soft-page-break/><text:span text:style-name="T16">0 0 0 0 0 0 0 0</text:span></text:p>
            <text:p text:style-name="P9"><text:span text:style-name="T15">0 1 0 0 0 0 </text:span><text:span text:style-name="T16">1 0</text:span></text:p>
            <text:p text:style-name="P9"><text:span text:style-name="T15">0 1 0 0 0 0 </text:span><text:span text:style-name="T16">1 0</text:span></text:p>
          </table:table-cell>
          <table:table-cell table:style-name="Table3.A1" office:value-type="string">
            <text:p text:style-name="P24"/>
            <text:p text:style-name="P9"><text:soft-page-break/><text:span text:style-name="T16">1</text:span></text:p>
            <text:p text:style-name="P24"/>
            <text:p text:style-name="P9"><text:span text:style-name="T16">0</text:span></text:p>
          </table:table-cell>
          <table:table-cell table:style-name="Table3.A1" office:value-type="string">
            <text:p text:style-name="P24"/>
            <text:p text:style-name="P24"><text:soft-page-break/></text:p>
            <text:p text:style-name="P24"/>
            <text:p text:style-name="P9"><text:span text:style-name="T15">0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4</text:span></text:p>
          </table:table-cell>
          <table:table-cell table:style-name="Table3.A1" office:value-type="string">
            <text:p text:style-name="P9"><text:span text:style-name="T14">R</text:span><text:span text:style-name="T20">3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4</text:span></text:p>
          </table:table-cell>
          <table:table-cell table:style-name="Table3.A1" office:value-type="string">
            <text:p text:style-name="P9"><text:span text:style-name="T16">0 0 0 0 0 1 0 0</text:span></text:p>
            <text:p text:style-name="P9"><text:span text:style-name="T16">1 1 1 1 0 1 0 0</text:span></text:p>
            <text:p text:style-name="P9"><text:span text:style-name="T16">1 1 1 1 1 0 0 0</text:span></text:p>
            <text:p text:style-name="P9"><text:span text:style-name="T16">1 1 1 1 1 0 0 0</text:span></text:p>
          </table:table-cell>
          <table:table-cell table:style-name="Table3.A1" office:value-type="string">
            <text:p text:style-name="P9"><text:span text:style-name="T15">1 0 0 0 0 </text:span><text:span text:style-name="T16">1 0 0</text:span></text:p>
            <text:p text:style-name="P9"><text:span text:style-name="T16">0 0 0 0 0 0 0 0</text:span></text:p>
            <text:p text:style-name="P9"><text:span text:style-name="T16">1 0 0 0 0 1 0 0</text:span></text:p>
            <text:p text:style-name="P9"><text:span text:style-name="T16">1 0 0 0 0 1 0 1</text:span></text:p>
          </table:table-cell>
          <table:table-cell table:style-name="Table3.A1" office:value-type="string">
            <text:p text:style-name="P24"/>
            <text:p text:style-name="P9"><text:span text:style-name="T16">0</text:span></text:p>
            <text:p text:style-name="P24"/>
            <text:p text:style-name="P9"><text:span text:style-name="T16">1</text:span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9"><text:span text:style-name="T15">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5</text:span></text:p>
          </table:table-cell>
          <table:table-cell table:style-name="Table3.A1" office:value-type="string">
            <text:p text:style-name="P9"><text:span text:style-name="T14">R</text:span><text:span text:style-name="T20">4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5</text:span></text:p>
          </table:table-cell>
          <table:table-cell table:style-name="Table3.A1" office:value-type="string">
            <text:p text:style-name="P9"><text:span text:style-name="T16">1 1 1 1 0 0 0 1</text:span></text:p>
            <text:p text:style-name="P9"><text:span text:style-name="T16">0 0 0 0 1 1 0 0</text:span></text:p>
            <text:p text:style-name="P9"><text:span text:style-name="T16">1 1 1 1 1 1 0 1</text:span></text:p>
            <text:p text:style-name="P9"><text:span text:style-name="T16">1 1 1 1 1 1 0 1</text:span></text:p>
          </table:table-cell>
          <table:table-cell table:style-name="Table3.A1" office:value-type="string">
            <text:p text:style-name="P9"><text:span text:style-name="T16">0 0 0 0 1 0 1 0</text:span></text:p>
            <text:p text:style-name="P9"><text:span text:style-name="T16">0 0 0 0 0 0 0 0</text:span></text:p>
            <text:p text:style-name="P9"><text:span text:style-name="T16">0 0 0 0 1 0 1 0</text:span></text:p>
            <text:p text:style-name="P9"><text:span text:style-name="T16">0 0 0 0 1 0 1 1</text:span></text:p>
          </table:table-cell>
          <table:table-cell table:style-name="Table3.A1" office:value-type="string">
            <text:p text:style-name="P24"/>
            <text:p text:style-name="P9"><text:span text:style-name="T16">1</text:span></text:p>
            <text:p text:style-name="P24"/>
            <text:p text:style-name="P9"><text:span text:style-name="T16">1</text:span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9"><text:span text:style-name="T15">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6</text:span></text:p>
          </table:table-cell>
          <table:table-cell table:style-name="Table3.A1" office:value-type="string">
            <text:p text:style-name="P9"><text:span text:style-name="T14">R</text:span><text:span text:style-name="T20">5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6</text:span></text:p>
          </table:table-cell>
          <table:table-cell table:style-name="Table3.A1" office:value-type="string">
            <text:p text:style-name="P9"><text:span text:style-name="T16">1 1 1 1 1 0 1 0</text:span></text:p>
            <text:p text:style-name="P9"><text:span text:style-name="T16">0 0 0 0 1 1 0 0</text:span></text:p>
            <text:p text:style-name="P9"><text:span text:style-name="T16">0 0 0 0 0 1 1 0</text:span></text:p>
            <text:p text:style-name="P9"><text:span text:style-name="T16">0 0 0 0 0 1 1 0</text:span></text:p>
          </table:table-cell>
          <table:table-cell table:style-name="Table3.A1" office:value-type="string">
            <text:p text:style-name="P9"><text:span text:style-name="T16">0 0 0 1 0 1 1 0</text:span></text:p>
            <text:p text:style-name="P9"><text:span text:style-name="T16">0 0 0 0 0 0 0 0</text:span></text:p>
            <text:p text:style-name="P9"><text:span text:style-name="T16">0 0 0 1 0 1 1 0</text:span></text:p>
            <text:p text:style-name="P9"><text:span text:style-name="T16">0 0 0 1 0 1 1 0</text:span></text:p>
          </table:table-cell>
          <table:table-cell table:style-name="Table3.A1" office:value-type="string">
            <text:p text:style-name="P24"/>
            <text:p text:style-name="P9"><text:span text:style-name="T16">1</text:span></text:p>
            <text:p text:style-name="P24"/>
            <text:p text:style-name="P9"><text:span text:style-name="T16">0</text:span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9"><text:span text:style-name="T15">0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7</text:span></text:p>
          </table:table-cell>
          <table:table-cell table:style-name="Table3.A1" office:value-type="string">
            <text:p text:style-name="P9"><text:span text:style-name="T14">R</text:span><text:span text:style-name="T20">6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7</text:span></text:p>
          </table:table-cell>
          <table:table-cell table:style-name="Table3.A1" office:value-type="string">
            <text:p text:style-name="P9"><text:span text:style-name="T16">0 0 0 0 1 1 0 0</text:span></text:p>
            <text:p text:style-name="P9"><text:span text:style-name="T16">1 1 1 1 0 1 0 0</text:span></text:p>
            <text:p text:style-name="P9"><text:span text:style-name="T16">0 0 0 0 0 0 0 0</text:span></text:p>
            <text:p text:style-name="P9"><text:span text:style-name="T16">0 0 0 0 0 0 0 0</text:span></text:p>
          </table:table-cell>
          <table:table-cell table:style-name="Table3.A1" office:value-type="string">
            <text:p text:style-name="P9"><text:span text:style-name="T16">0 0 1 0 1 1 0 0</text:span></text:p>
            <text:p text:style-name="P9"><text:span text:style-name="T16">0 0 0 0 0 0 0 0</text:span></text:p>
            <text:p text:style-name="P9"><text:span text:style-name="T16">0 0 1 0 1 1 0 0</text:span></text:p>
            <text:p text:style-name="P9"><text:span text:style-name="T16">0 0 1 0 1 1 0 0</text:span></text:p>
          </table:table-cell>
          <table:table-cell table:style-name="Table3.A1" office:value-type="string">
            <text:p text:style-name="P24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9"><text:span text:style-name="T16">0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8</text:span></text:p>
          </table:table-cell>
          <table:table-cell table:style-name="Table3.A1" office:value-type="string">
            <text:p text:style-name="P9"><text:span text:style-name="T14">R</text:span><text:span text:style-name="T20">7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8</text:span></text:p>
          </table:table-cell>
          <table:table-cell table:style-name="Table3.A1" office:value-type="string">
            <text:p text:style-name="P9"><text:span text:style-name="T16">0 0 0 0 0 0 0 0</text:span></text:p>
            <text:p text:style-name="P9"><text:span text:style-name="T16">0 0 0 0 1 1 0 0</text:span></text:p>
            <text:p text:style-name="P9"><text:span text:style-name="T16">0 0 0 0 1 1 0 0</text:span></text:p>
            <text:p text:style-name="P9"><text:span text:style-name="T16">0 0 0 0 1 1 0 0</text:span></text:p>
          </table:table-cell>
          <table:table-cell table:style-name="Table3.A1" office:value-type="string">
            <text:p text:style-name="P9"><text:span text:style-name="T16">0 1 0 1 1 0 0 0</text:span></text:p>
            <text:p text:style-name="P9"><text:span text:style-name="T16">0 0 0 0 0 0 0 0</text:span></text:p>
            <text:p text:style-name="P9"><text:span text:style-name="T16">0 1 0 1 1 0 0 0</text:span></text:p>
            <text:p text:style-name="P9"><text:span text:style-name="T16">0 1 0 1 1 0 0 1</text:span></text:p>
          </table:table-cell>
          <table:table-cell table:style-name="Table3.A1" office:value-type="string">
            <text:p text:style-name="P24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6">Коррекция остатка</text:span></text:p>
          </table:table-cell>
          <table:table-cell table:style-name="Table3.A1" office:value-type="string"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</table:table-cell>
          <table:table-cell table:style-name="Table3.A1" office:value-type="string">
            <text:p text:style-name="P9"><text:span text:style-name="T16">0 0 0 0 1 1 0 0</text:span></text:p>
            <text:p text:style-name="P9"><text:span text:style-name="T16">0 0 0 0 0 0 0 0</text:span></text:p>
          </table:table-cell>
          <table:table-cell table:style-name="Table3.A1" office:value-type="string">
            <text:p text:style-name="P9"><text:span text:style-name="T16">0 0 0 0 0 0 0 0</text:span></text:p>
            <text:p text:style-name="P9"><text:span text:style-name="T16">0 1 0 1 1 0 0 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9"><text:span text:style-name="T16">Коррекция частного</text:span></text:p>
          </table:table-cell>
          <table:table-cell table:style-name="Table3.A1" office:value-type="string">
            <text:p text:style-name="P9"><text:span text:style-name="T16">Коррекция </text:span><text:span text:style-name="T15">R2</text:span></text:p>
            <text:p text:style-name="P9"><text:span text:style-name="T16">Сумма</text:span></text:p>
          </table:table-cell>
          <table:table-cell table:style-name="Table3.A1" office:value-type="string">
            <text:p text:style-name="P9"><text:span text:style-name="T16">0 0 0 0 0 0 0 0</text:span></text:p>
            <text:p text:style-name="P9"><text:span text:style-name="T16">0 0 0 0 0 0 0 0</text:span></text:p>
          </table:table-cell>
          <table:table-cell table:style-name="Table3.A1" office:value-type="string">
            <text:p text:style-name="P9"><text:span text:style-name="T16">0 0 0 0 0 0 0 1</text:span></text:p>
            <text:p text:style-name="P9"><text:span text:style-name="T15">0 1 0 1 1 0 1 0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</table:table>
      <text:p text:style-name="P20"/>
      <text:p text:style-name="P25"><text:span text:style-name="T11">В результате выполнения операции получено положительное частное</text:span></text:p>
      <text:p text:style-name="P11"><text:span text:style-name="T11"><text:s text:c="7"/>[</text:span><text:span text:style-name="T13">C</text:span><text:span text:style-name="T11">]</text:span><text:span text:style-name="T21">пр</text:span><text:span text:style-name="T11"> = <text:s/>(0.1011010)</text:span><text:span text:style-name="T18">2</text:span><text:span text:style-name="T11"> = (+90)</text:span><text:span text:style-name="T18">10 <text:s text:c="3"/></text:span><text:span text:style-name="T11">и нулевой остаток.</text:span></text:p>
      <text:p text:style-name="P19"/>
      <text:p text:style-name="P18"/>
      <text:p text:style-name="P14"><text:span text:style-name="T10">в) Делимое отрицательное (</text:span><text:span text:style-name="T12">A</text:span><text:span text:style-name="T10"> &lt; 0), делитель положительный (</text:span><text:span text:style-name="T12">B</text:span><text:span text:style-name="T10"> &gt; 0):</text:span></text:p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ext:soft-page-break/>
        <table:table-row table:style-name="Table4.1">
          <table:table-cell table:style-name="Table4.A1" office:value-type="string">
            <text:p text:style-name="P23"/>
          </table:table-cell>
          <table:table-cell table:style-name="Table4.A1" table:number-columns-spanned="3" office:value-type="string">
            <text:p text:style-name="P9"><text:span text:style-name="T16">Значение делимого: -1080</text:span></text:p>
            <text:p text:style-name="P9"><text:span text:style-name="T16">Значение делителя: 12</text:span></text:p>
          </table:table-cell>
          <table:covered-table-cell/>
          <table:covered-table-cell/>
          <table:table-cell table:style-name="Table4.A1" office:value-type="string">
            <text:p text:style-name="P9"><text:span text:style-name="T16">Знак остатка</text:span></text:p>
          </table:table-cell>
          <table:table-cell table:style-name="Table4.A1" office:value-type="string">
            <text:p text:style-name="P9"><text:span text:style-name="T16">Знак частного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1 Проверка корректности деления и определение знакового разряда частного</text:span></text:p>
          </table:table-cell>
          <table:table-cell table:style-name="Table4.A1" office:value-type="string">
            <text:p text:style-name="P9"><text:span text:style-name="T15">[A]</text:span></text:p>
            <text:p text:style-name="P9"><text:span text:style-name="T15">[B]</text:span></text:p>
            <text:p text:style-name="P9"><text:span text:style-name="T15">[R</text:span><text:span text:style-name="T19">нач</text:span><text:span text:style-name="T15">]</text:span></text:p>
            <text:p text:style-name="P9"><text:span text:style-name="T15">[</text:span><text:span text:style-name="T14">R</text:span><text:span text:style-name="T19">нач</text:span><text:span text:style-name="T15">]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1</text:span></text:p>
          </table:table-cell>
          <table:table-cell table:style-name="Table4.A1" office:value-type="string">
            <text:p text:style-name="P9"><text:span text:style-name="T15">1 1 1 1 1 0 1 1</text:span></text:p>
            <text:p text:style-name="P9"><text:span text:style-name="T15">0 0 0 0 0 0 0 0</text:span></text:p>
            <text:p text:style-name="P9"><text:span text:style-name="T15">1 1 1 1 1 0 1 1</text:span></text:p>
            <text:p text:style-name="P9"><text:span text:style-name="T15">1 1 1 1 0 1 1 1</text:span></text:p>
            <text:p text:style-name="P9"><text:span text:style-name="T16">0 0 0 0 1 1 0 0</text:span></text:p>
            <text:p text:style-name="P9"><text:span text:style-name="T16">0 0 0 0 0 0 1 1</text:span></text:p>
            <text:p text:style-name="P9"><text:span text:style-name="T16">0 0 0 0 0 0 1 1</text:span></text:p>
          </table:table-cell>
          <table:table-cell table:style-name="Table4.A1" office:value-type="string">
            <text:p text:style-name="P9"><text:span text:style-name="T15">1 1 0 0 1 0 0 0</text:span></text:p>
            <text:p text:style-name="P9"><text:span text:style-name="T15">0 0 0 0 0 0 0 0</text:span></text:p>
            <text:p text:style-name="P9"><text:span text:style-name="T15">1 1 0 0 1 0 0 0</text:span></text:p>
            <text:p text:style-name="P9"><text:span text:style-name="T15">1 0 0 1 0 0 0 0</text:span></text:p>
            <text:p text:style-name="P9"><text:span text:style-name="T15">0 0 0 0 0 0 0 0</text:span></text:p>
            <text:p text:style-name="P9"><text:span text:style-name="T15">1 0 0 1 0 0 0 0</text:span></text:p>
            <text:p text:style-name="P9"><text:span text:style-name="T16">1 0 0 1 0 0 0 1</text:span></text:p>
          </table:table-cell>
          <table:table-cell table:style-name="Table4.A1" office:value-type="string">
            <text:p text:style-name="P24"/>
            <text:p text:style-name="P24"/>
            <text:p text:style-name="P24"/>
            <text:p text:style-name="P24"/>
            <text:p text:style-name="P9"><text:span text:style-name="T16">1</text:span></text:p>
            <text:p text:style-name="P23"/>
            <text:p text:style-name="P9"><text:span text:style-name="T15">0</text:span></text:p>
          </table:table-cell>
          <table:table-cell table:style-name="Table4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2</text:span></text:p>
          </table:table-cell>
          <table:table-cell table:style-name="Table4.A1" office:value-type="string">
            <text:p text:style-name="P9"><text:span text:style-name="T14">R</text:span><text:span text:style-name="T20">1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2</text:span></text:p>
          </table:table-cell>
          <table:table-cell table:style-name="Table4.A1" office:value-type="string">
            <text:p text:style-name="P9"><text:span text:style-name="T15">0 0 0 0 0 1 1 1</text:span></text:p>
            <text:p text:style-name="P9"><text:span text:style-name="T16">1 1 1 1 0 1 0 0</text:span></text:p>
            <text:p text:style-name="P9"><text:span text:style-name="T16">1</text:span><text:span text:style-name="T15"> </text:span><text:span text:style-name="T16">1</text:span><text:span text:style-name="T15"> </text:span><text:span text:style-name="T16">1</text:span><text:span text:style-name="T15"> </text:span><text:span text:style-name="T16">1</text:span><text:span text:style-name="T15"> </text:span><text:span text:style-name="T16">1</text:span><text:span text:style-name="T15"> </text:span><text:span text:style-name="T16">0</text:span><text:span text:style-name="T15"> </text:span><text:span text:style-name="T16">1</text:span><text:span text:style-name="T15"> </text:span><text:span text:style-name="T16">1</text:span></text:p>
            <text:p text:style-name="P9"><text:span text:style-name="T16">1 1 1 1 1 0 1 1</text:span></text:p>
          </table:table-cell>
          <table:table-cell table:style-name="Table4.A1" office:value-type="string">
            <text:p text:style-name="P9"><text:span text:style-name="T15">0 0 1 0 0 0 </text:span><text:span text:style-name="T16">1</text:span><text:span text:style-name="T15"> 0</text:span></text:p>
            <text:p text:style-name="P9"><text:span text:style-name="T15">0 0 0 0 0 0 0 0</text:span></text:p>
            <text:p text:style-name="P9"><text:span text:style-name="T15">0 0 1 0 0 0 </text:span><text:span text:style-name="T16">1</text:span><text:span text:style-name="T15"> 0</text:span></text:p>
            <text:p text:style-name="P9"><text:span text:style-name="T15">0 0 1 0 0 0 </text:span><text:span text:style-name="T16">1</text:span><text:span text:style-name="T15"> 0</text:span></text:p>
          </table:table-cell>
          <table:table-cell table:style-name="Table4.A1" office:value-type="string">
            <text:p text:style-name="P24"/>
            <text:p text:style-name="P9"><text:span text:style-name="T15">0</text:span></text:p>
            <text:p text:style-name="P24"/>
            <text:p text:style-name="P9"><text:span text:style-name="T16">1</text:span></text:p>
          </table:table-cell>
          <table:table-cell table:style-name="Table4.A1" office:value-type="string">
            <text:p text:style-name="P24"/>
            <text:p text:style-name="P24"/>
            <text:p text:style-name="P24"/>
            <text:p text:style-name="P9"><text:span text:style-name="T16">0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3</text:span></text:p>
          </table:table-cell>
          <table:table-cell table:style-name="Table4.A1" office:value-type="string">
            <text:p text:style-name="P9"><text:span text:style-name="T14">R</text:span><text:span text:style-name="T20">2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3</text:span></text:p>
          </table:table-cell>
          <table:table-cell table:style-name="Table4.A1" office:value-type="string">
            <text:p text:style-name="P9"><text:span text:style-name="T16">1 1 1 1 0 1 1 0</text:span></text:p>
            <text:p text:style-name="P9"><text:span text:style-name="T16">0 0 0 0 1 1 0 0</text:span></text:p>
            <text:p text:style-name="P9"><text:span text:style-name="T16">0 0 0 0 0 0 1 0</text:span></text:p>
            <text:p text:style-name="P9"><text:span text:style-name="T16">0 0 0 0 0 0 1 0</text:span></text:p>
          </table:table-cell>
          <table:table-cell table:style-name="Table4.A1" office:value-type="string">
            <text:p text:style-name="P9"><text:span text:style-name="T15">0 1 0 0 0 </text:span><text:span text:style-name="T16">1</text:span><text:span text:style-name="T15"> 0</text:span><text:span text:style-name="T16"> 0</text:span></text:p>
            <text:p text:style-name="P9"><text:span text:style-name="T16">0 0 0 0 0 0 0 0</text:span></text:p>
            <text:p text:style-name="P9"><text:span text:style-name="T15">0 1 0 0 0 </text:span><text:span text:style-name="T16">1</text:span><text:span text:style-name="T15"> 0</text:span><text:span text:style-name="T16"> 0</text:span></text:p>
            <text:p text:style-name="P9"><text:span text:style-name="T15">0 1 0 0 0 </text:span><text:span text:style-name="T16">1</text:span><text:span text:style-name="T15"> 0</text:span><text:span text:style-name="T16"> 1</text:span></text:p>
          </table:table-cell>
          <table:table-cell table:style-name="Table4.A1" office:value-type="string">
            <text:p text:style-name="P24"/>
            <text:p text:style-name="P9"><text:span text:style-name="T16">1</text:span></text:p>
            <text:p text:style-name="P24"/>
            <text:p text:style-name="P9"><text:span text:style-name="T16">0</text:span></text:p>
          </table:table-cell>
          <table:table-cell table:style-name="Table4.A1" office:value-type="string"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4</text:span></text:p>
          </table:table-cell>
          <table:table-cell table:style-name="Table4.A1" office:value-type="string">
            <text:p text:style-name="P9"><text:span text:style-name="T14">R</text:span><text:span text:style-name="T20">3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4</text:span></text:p>
          </table:table-cell>
          <table:table-cell table:style-name="Table4.A1" office:value-type="string">
            <text:p text:style-name="P9"><text:span text:style-name="T16">0 0 0 0 0 1 0 0</text:span></text:p>
            <text:p text:style-name="P9"><text:span text:style-name="T16">1 1 1 1 0 1 0 0</text:span></text:p>
            <text:p text:style-name="P9"><text:span text:style-name="T16">1 1 1 1 1 0 0 0</text:span></text:p>
            <text:p text:style-name="P9"><text:span text:style-name="T16">1 1 1 1 1 0 0 0</text:span></text:p>
          </table:table-cell>
          <table:table-cell table:style-name="Table4.A1" office:value-type="string">
            <text:p text:style-name="P9"><text:span text:style-name="T15">1 0 0 0 </text:span><text:span text:style-name="T16">1</text:span><text:span text:style-name="T15"> 0</text:span><text:span text:style-name="T16"> 1 0</text:span></text:p>
            <text:p text:style-name="P9"><text:span text:style-name="T16">0 0 0 0 0 0 0 0</text:span></text:p>
            <text:p text:style-name="P9"><text:span text:style-name="T15">1 0 0 0 </text:span><text:span text:style-name="T16">1</text:span><text:span text:style-name="T15"> 0</text:span><text:span text:style-name="T16"> 1 0</text:span></text:p>
            <text:p text:style-name="P9"><text:span text:style-name="T15">1 0 0 0 </text:span><text:span text:style-name="T16">1</text:span><text:span text:style-name="T15"> 0</text:span><text:span text:style-name="T16"> 1 0</text:span></text:p>
          </table:table-cell>
          <table:table-cell table:style-name="Table4.A1" office:value-type="string">
            <text:p text:style-name="P24"/>
            <text:p text:style-name="P9"><text:span text:style-name="T16">0</text:span></text:p>
            <text:p text:style-name="P24"/>
            <text:p text:style-name="P9"><text:span text:style-name="T16">1</text:span></text:p>
          </table:table-cell>
          <table:table-cell table:style-name="Table4.A1" office:value-type="string">
            <text:p text:style-name="P24"/>
            <text:p text:style-name="P24"/>
            <text:p text:style-name="P24"/>
            <text:p text:style-name="P9"><text:span text:style-name="T16">0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5</text:span></text:p>
          </table:table-cell>
          <table:table-cell table:style-name="Table4.A1" office:value-type="string">
            <text:p text:style-name="P9"><text:span text:style-name="T14">R</text:span><text:span text:style-name="T20">4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5</text:span></text:p>
          </table:table-cell>
          <table:table-cell table:style-name="Table4.A1" office:value-type="string">
            <text:p text:style-name="P9"><text:span text:style-name="T16">1 1 1 1 0 0 0 1</text:span></text:p>
            <text:p text:style-name="P9"><text:span text:style-name="T16">0 0 0 0 1 1 0 0</text:span></text:p>
            <text:p text:style-name="P9"><text:span text:style-name="T16">1 1 1 1 1 1 0 1</text:span></text:p>
            <text:p text:style-name="P9"><text:span text:style-name="T16">1 1 1 1 1 1 0 1</text:span></text:p>
          </table:table-cell>
          <table:table-cell table:style-name="Table4.A1" office:value-type="string">
            <text:p text:style-name="P9"><text:span text:style-name="T15">0 0 0 </text:span><text:span text:style-name="T16">1</text:span><text:span text:style-name="T15"> 0</text:span><text:span text:style-name="T16"> 1 0 0</text:span></text:p>
            <text:p text:style-name="P9"><text:span text:style-name="T16">0 0 0 0 0 0 0 0</text:span></text:p>
            <text:p text:style-name="P9"><text:span text:style-name="T15">0 0 0 </text:span><text:span text:style-name="T16">1</text:span><text:span text:style-name="T15"> 0</text:span><text:span text:style-name="T16"> 1 0 0</text:span></text:p>
            <text:p text:style-name="P9"><text:span text:style-name="T15">0 0 0 </text:span><text:span text:style-name="T16">1</text:span><text:span text:style-name="T15"> 0</text:span><text:span text:style-name="T16"> 1 0 0</text:span></text:p>
          </table:table-cell>
          <table:table-cell table:style-name="Table4.A1" office:value-type="string">
            <text:p text:style-name="P24"/>
            <text:p text:style-name="P9"><text:span text:style-name="T16">1</text:span></text:p>
            <text:p text:style-name="P24"/>
            <text:p text:style-name="P9"><text:span text:style-name="T16">1</text:span></text:p>
          </table:table-cell>
          <table:table-cell table:style-name="Table4.A1" office:value-type="string">
            <text:p text:style-name="P24"/>
            <text:p text:style-name="P24"/>
            <text:p text:style-name="P24"/>
            <text:p text:style-name="P9"><text:span text:style-name="T16">0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6</text:span></text:p>
          </table:table-cell>
          <table:table-cell table:style-name="Table4.A1" office:value-type="string">
            <text:p text:style-name="P9"><text:span text:style-name="T14">R</text:span><text:span text:style-name="T20">5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6</text:span></text:p>
          </table:table-cell>
          <table:table-cell table:style-name="Table4.A1" office:value-type="string">
            <text:p text:style-name="P9"><text:span text:style-name="T16">1 1 1 1 1 0 1 0</text:span></text:p>
            <text:p text:style-name="P9"><text:span text:style-name="T16">0 0 0 0 1 1 0 0</text:span></text:p>
            <text:p text:style-name="P9"><text:span text:style-name="T16">0 0 0 0 0 1 1 0</text:span></text:p>
            <text:p text:style-name="P9"><text:span text:style-name="T16">0 0 0 0 0 1 1 0</text:span></text:p>
          </table:table-cell>
          <table:table-cell table:style-name="Table4.A1" office:value-type="string">
            <text:p text:style-name="P9"><text:span text:style-name="T15">0 0 </text:span><text:span text:style-name="T16">1</text:span><text:span text:style-name="T15"> 0</text:span><text:span text:style-name="T16"> 1 0 0 0</text:span></text:p>
            <text:p text:style-name="P9"><text:span text:style-name="T16">0 0 0 0 0 0 0 0</text:span></text:p>
            <text:p text:style-name="P9"><text:span text:style-name="T15">0 0 </text:span><text:span text:style-name="T16">1</text:span><text:span text:style-name="T15"> 0</text:span><text:span text:style-name="T16"> 1 0 0 0</text:span></text:p>
            <text:p text:style-name="P9"><text:span text:style-name="T15">0 0 </text:span><text:span text:style-name="T16">1</text:span><text:span text:style-name="T15"> 0</text:span><text:span text:style-name="T16"> 1 0 0 1</text:span></text:p>
          </table:table-cell>
          <table:table-cell table:style-name="Table4.A1" office:value-type="string">
            <text:p text:style-name="P24"/>
            <text:p text:style-name="P9"><text:span text:style-name="T16">1</text:span></text:p>
            <text:p text:style-name="P24"/>
            <text:p text:style-name="P9"><text:span text:style-name="T16">0</text:span></text:p>
          </table:table-cell>
          <table:table-cell table:style-name="Table4.A1" office:value-type="string"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7</text:span></text:p>
          </table:table-cell>
          <table:table-cell table:style-name="Table4.A1" office:value-type="string">
            <text:p text:style-name="P9"><text:span text:style-name="T14">R</text:span><text:span text:style-name="T20">6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7</text:span></text:p>
          </table:table-cell>
          <table:table-cell table:style-name="Table4.A1" office:value-type="string">
            <text:p text:style-name="P9"><text:span text:style-name="T16">0 0 0 0 1 1 0 0</text:span></text:p>
            <text:p text:style-name="P9"><text:span text:style-name="T16">1 1 1 1 0 1 0 0</text:span></text:p>
            <text:p text:style-name="P9"><text:span text:style-name="T16">0 0 0 0 0 0 0 0</text:span></text:p>
            <text:p text:style-name="P9"><text:span text:style-name="T16">0 0 0 0 0 0 0 0</text:span></text:p>
          </table:table-cell>
          <table:table-cell table:style-name="Table4.A1" office:value-type="string">
            <text:p text:style-name="P9"><text:span text:style-name="T15">0 </text:span><text:span text:style-name="T16">1</text:span><text:span text:style-name="T15"> 0</text:span><text:span text:style-name="T16"> 1 0 0 1 0</text:span></text:p>
            <text:p text:style-name="P9"><text:span text:style-name="T16">0 0 0 0 0 0 0 0</text:span></text:p>
            <text:p text:style-name="P9"><text:span text:style-name="T15">0 </text:span><text:span text:style-name="T16">1</text:span><text:span text:style-name="T15"> 0</text:span><text:span text:style-name="T16"> 1 0 0 1 0</text:span></text:p>
            <text:p text:style-name="P9"><text:span text:style-name="T15">0 </text:span><text:span text:style-name="T16">1</text:span><text:span text:style-name="T15"> 0</text:span><text:span text:style-name="T16"> 1 0 0 1 1</text:span></text:p>
          </table:table-cell>
          <table:table-cell table:style-name="Table4.A1" office:value-type="string">
            <text:p text:style-name="P24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4.A1" office:value-type="string"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9"><text:span text:style-name="T16">8</text:span></text:p>
          </table:table-cell>
          <table:table-cell table:style-name="Table4.A1" office:value-type="string">
            <text:p text:style-name="P9"><text:span text:style-name="T14">R</text:span><text:span text:style-name="T20">7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8</text:span></text:p>
          </table:table-cell>
          <table:table-cell table:style-name="Table4.A1" office:value-type="string">
            <text:p text:style-name="P9"><text:span text:style-name="T16">0 0 0 0 0 0 0 0</text:span></text:p>
            <text:p text:style-name="P9"><text:span text:style-name="T16">1 1 1 1 0 1 0 0</text:span></text:p>
            <text:p text:style-name="P9"><text:span text:style-name="T16">0 0 0 0 1 1 0 0</text:span></text:p>
            <text:p text:style-name="P9"><text:span text:style-name="T16">0 0 0 0 1 1 0 0</text:span></text:p>
          </table:table-cell>
          <table:table-cell table:style-name="Table4.A1" office:value-type="string">
            <text:p text:style-name="P9"><text:span text:style-name="T16">1</text:span><text:span text:style-name="T15"> 0</text:span><text:span text:style-name="T16"> 1 0 0 1 1 0</text:span></text:p>
            <text:p text:style-name="P9"><text:span text:style-name="T16">0 0 0 0 0 0 0 0</text:span></text:p>
            <text:p text:style-name="P9"><text:span text:style-name="T16">1</text:span><text:span text:style-name="T15"> 0</text:span><text:span text:style-name="T16"> 1 0 0 1 1 0</text:span></text:p>
            <text:p text:style-name="P9"><text:span text:style-name="T16">1 0 1 0 0 1 1 1</text:span></text:p>
          </table:table-cell>
          <table:table-cell table:style-name="Table4.A1" office:value-type="string">
            <text:p text:style-name="P24"/>
            <text:p text:style-name="P9"><text:span text:style-name="T16">0</text:span></text:p>
            <text:p text:style-name="P24"/>
            <text:p text:style-name="P9"><text:span text:style-name="T16">0</text:span></text:p>
          </table:table-cell>
          <table:table-cell table:style-name="Table4.A1" office:value-type="string"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16">Коррекция остатка</text:span></text:p>
          </table:table-cell>
          <table:table-cell table:style-name="Table4.A1" office:value-type="string">
            <text:p text:style-name="P9"><text:span text:style-name="T15">[B]</text:span></text:p>
            <text:p text:style-name="P9"><text:span text:style-name="T16">Сумма</text:span></text:p>
          </table:table-cell>
          <table:table-cell table:style-name="Table4.A1" office:value-type="string">
            <text:p text:style-name="P9"><text:span text:style-name="T15">0 0 0 0 0 0 0 0</text:span></text:p>
            <text:p text:style-name="P9"><text:span text:style-name="T16">0 0 0 0 0 0 0 0</text:span></text:p>
          </table:table-cell>
          <table:table-cell table:style-name="Table4.A1" office:value-type="string">
            <text:p text:style-name="P9"><text:span text:style-name="T16">0 0 0 0 0 0 0 0</text:span></text:p>
            <text:p text:style-name="P9"><text:span text:style-name="T16">1 0 1 0 0 1 1 1</text:span>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9"><text:span text:style-name="T16">Коррекция частного</text:span></text:p>
          </table:table-cell>
          <table:table-cell table:style-name="Table4.A1" office:value-type="string">
            <text:p text:style-name="P9"><text:span text:style-name="T16">Коррекция </text:span><text:span text:style-name="T15">R2</text:span></text:p>
            <text:p text:style-name="P9"><text:span text:style-name="T16">Сумма</text:span></text:p>
          </table:table-cell>
          <table:table-cell table:style-name="Table4.A1" office:value-type="string">
            <text:p text:style-name="P9"><text:span text:style-name="T16">0 0 0 0 0 0 0 0</text:span></text:p>
            <text:p text:style-name="P9"><text:span text:style-name="T16">0 0 0 0 0 0 0 0</text:span></text:p>
          </table:table-cell>
          <table:table-cell table:style-name="Table4.A1" office:value-type="string">
            <text:p text:style-name="P9"><text:span text:style-name="T16">1 1 1 1 1 1 1 1</text:span></text:p>
            <text:p text:style-name="P9"><text:span text:style-name="T16">1 0 1 0 0 1 1 0</text:span>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</table:table>
      <text:p text:style-name="P21"/>
      <text:p text:style-name="P26"><text:span text:style-name="T11">В результате выполнения операции получено отрицательное частное</text:span></text:p>
      <text:p text:style-name="P15"><text:span text:style-name="T11"><text:s text:c="4"/>[</text:span><text:span text:style-name="T13">C</text:span><text:span text:style-name="T11">]</text:span><text:span text:style-name="T21">доп</text:span><text:span text:style-name="T11"> = <text:s/>(1.0100110)</text:span><text:span text:style-name="T18">2</text:span><text:span text:style-name="T11">, <text:s text:c="5"/>[</text:span><text:span text:style-name="T13">C</text:span><text:span text:style-name="T11">]</text:span><text:span text:style-name="T21">пр</text:span><text:span text:style-name="T11"> = <text:s/>(1.1011010)= (–90)</text:span><text:span text:style-name="T18">10 <text:s text:c="7"/></text:span><text:span text:style-name="T11">и нулевой остаток.</text:span></text:p>
      <text:p text:style-name="P22"/>
      <text:p text:style-name="P14"><text:span text:style-name="T10">г) Делимое положительное (</text:span><text:span text:style-name="T12">A</text:span><text:span text:style-name="T10"> &gt; 0), делитель отрицательный (</text:span><text:span text:style-name="T12">B</text:span><text:span text:style-name="T10"> &lt; 0):</text:span>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3"/>
          </table:table-cell>
          <table:table-cell table:style-name="Table5.A1" table:number-columns-spanned="3" office:value-type="string">
            <text:p text:style-name="P9"><text:span text:style-name="T16">Значение делимого: -1080</text:span></text:p>
            <text:p text:style-name="P9"><text:span text:style-name="T16">Значение делителя: 12</text:span></text:p>
          </table:table-cell>
          <table:covered-table-cell/>
          <table:covered-table-cell/>
          <table:table-cell table:style-name="Table5.A1" office:value-type="string">
            <text:p text:style-name="P9"><text:span text:style-name="T16">Знак остатка</text:span></text:p>
          </table:table-cell>
          <table:table-cell table:style-name="Table5.A1" office:value-type="string">
            <text:p text:style-name="P9"><text:span text:style-name="T16">Знак частного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1 Проверка корректности деления и определение знакового разряда частного</text:span></text:p>
          </table:table-cell>
          <table:table-cell table:style-name="Table5.A1" office:value-type="string">
            <text:p text:style-name="P9"><text:span text:style-name="T15">[A]</text:span></text:p>
            <text:p text:style-name="P9"><text:span text:style-name="T15">[B]</text:span></text:p>
            <text:p text:style-name="P9"><text:span text:style-name="T15">[R</text:span><text:span text:style-name="T19">нач</text:span><text:span text:style-name="T15">]</text:span></text:p>
            <text:p text:style-name="P9"><text:span text:style-name="T15">[</text:span><text:span text:style-name="T14">R</text:span><text:span text:style-name="T19">нач</text:span><text:span text:style-name="T15">]</text:span></text:p>
            <text:p text:style-name="P9"><text:span text:style-name="T15">[B1]</text:span></text:p>
            <text:p text:style-name="P9"><text:span text:style-name="T16">Сумма</text:span></text:p>
            <text:p text:style-name="P9"><text:span text:style-name="T15">R</text:span><text:span text:style-name="T20">1</text:span></text:p>
          </table:table-cell>
          <table:table-cell table:style-name="Table5.A1" office:value-type="string">
            <text:p text:style-name="P9"><text:span text:style-name="T16">0 0 0 0 0 1 0 0</text:span></text:p>
            <text:p text:style-name="P9"><text:span text:style-name="T15">1 1 1 1 1 1 1 1</text:span></text:p>
            <text:p text:style-name="P9"><text:span text:style-name="T15">0 0 0 0 0 1 0 0</text:span></text:p>
            <text:p text:style-name="P9"><text:span text:style-name="T15">0 0 0 0 1 0 0 0</text:span></text:p>
            <text:p text:style-name="P9"><text:span text:style-name="T16">1 1 1 1 0 1 0 0</text:span></text:p>
            <text:p text:style-name="P9"><text:span text:style-name="T15">1 1 1 1 1 1 0 0</text:span></text:p>
            <text:p text:style-name="P9"><text:span text:style-name="T15">1 1 1 1 1 1 0 0</text:span></text:p>
          </table:table-cell>
          <table:table-cell table:style-name="Table5.A1" office:value-type="string">
            <text:p text:style-name="P9"><text:span text:style-name="T15">0 0 1 1 1 0 0 0</text:span></text:p>
            <text:p text:style-name="P9"><text:span text:style-name="T16">1 1 1 1 0 1 0 0</text:span></text:p>
            <text:p text:style-name="P9"><text:span text:style-name="T15">0 0 1 1 1 0 0 0</text:span></text:p>
            <text:p text:style-name="P9"><text:span text:style-name="T15">0 1 1 1 0 0 0 0</text:span></text:p>
            <text:p text:style-name="P9"><text:span text:style-name="T15">0 0 0 0 0 0 0 0</text:span></text:p>
            <text:p text:style-name="P9"><text:span text:style-name="T15">0 1 1 1 0 0 0 0</text:span></text:p>
            <text:p text:style-name="P9"><text:span text:style-name="T15">0 1 1 1 0 0 0 1</text:span></text:p>
          </table:table-cell>
          <table:table-cell table:style-name="Table5.A1" office:value-type="string">
            <text:p text:style-name="P23"/>
            <text:p text:style-name="P24"/>
            <text:p text:style-name="P24"/>
            <text:p text:style-name="P24"/>
            <text:p text:style-name="P9"><text:span text:style-name="T15">0</text:span></text:p>
            <text:p text:style-name="P24"/>
            <text:p text:style-name="P9"><text:span text:style-name="T15">1</text:span></text:p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2</text:span></text:p>
          </table:table-cell>
          <table:table-cell table:style-name="Table5.A1" office:value-type="string">
            <text:p text:style-name="P9"><text:span text:style-name="T14">R</text:span><text:span text:style-name="T20">1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2</text:span></text:p>
          </table:table-cell>
          <table:table-cell table:style-name="Table5.A1" office:value-type="string">
            <text:p text:style-name="P9"><text:span text:style-name="T15">1 1 1 1 1 0 0 0</text:span></text:p>
            <text:p text:style-name="P9"><text:span text:style-name="T16">0 0 0 0 1 1 0 0</text:span></text:p>
            <text:p text:style-name="P9"><text:span text:style-name="T15">0 0 0 0 0 1 0 0</text:span></text:p>
            <text:p text:style-name="P9"><text:span text:style-name="T15">0 0 0 0 0 1 0 0</text:span></text:p>
          </table:table-cell>
          <table:table-cell table:style-name="Table5.A1" office:value-type="string">
            <text:p text:style-name="P9"><text:span text:style-name="T15">1 1 1 0 0 0 1 0</text:span></text:p>
            <text:p text:style-name="P9"><text:span text:style-name="T15">0 0 0 0 0 0 0 0</text:span></text:p>
            <text:p text:style-name="P9"><text:span text:style-name="T15">1 1 1 0 0 0 1 0</text:span></text:p>
            <text:p text:style-name="P9"><text:span text:style-name="T15">1 1 1 0 0 0 1 0</text:span></text:p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23"/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9"><text:span text:style-name="T16">0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3</text:span></text:p>
          </table:table-cell>
          <table:table-cell table:style-name="Table5.A1" office:value-type="string">
            <text:p text:style-name="P9"><text:span text:style-name="T14">R</text:span><text:span text:style-name="T20">2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3</text:span></text:p>
          </table:table-cell>
          <table:table-cell table:style-name="Table5.A1" office:value-type="string">
            <text:p text:style-name="P9"><text:span text:style-name="T15">0 0 0 0 1 0 0 1</text:span></text:p>
            <text:p text:style-name="P9"><text:span text:style-name="T16">1 1 1 1 0 1 0 0</text:span></text:p>
            <text:p text:style-name="P9"><text:span text:style-name="T15">1 1 1 1 1 1 0 1</text:span></text:p>
            <text:p text:style-name="P9"><text:span text:style-name="T15">1 1 1 1 1 1 0 1</text:span></text:p>
          </table:table-cell>
          <table:table-cell table:style-name="Table5.A1" office:value-type="string">
            <text:p text:style-name="P9"><text:span text:style-name="T15">1 1 0 0 0 1 0 0</text:span></text:p>
            <text:p text:style-name="P9"><text:span text:style-name="T15">0 0 0 0 0 0 0 0</text:span></text:p>
            <text:p text:style-name="P9"><text:span text:style-name="T15">1 1 0 0 0 1 0 0</text:span></text:p>
            <text:p text:style-name="P9"><text:span text:style-name="T15">1 1 0 0 0 1 0 1</text:span></text:p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23"/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4</text:span></text:p>
          </table:table-cell>
          <table:table-cell table:style-name="Table5.A1" office:value-type="string">
            <text:p text:style-name="P9"><text:span text:style-name="T14">R</text:span><text:span text:style-name="T20">3</text:span></text:p>
            <text:p text:style-name="P9"><text:soft-page-break/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4</text:span></text:p>
          </table:table-cell>
          <table:table-cell table:style-name="Table5.A1" office:value-type="string">
            <text:p text:style-name="P9"><text:span text:style-name="T15">1 1 1 1 1 0 1 1</text:span></text:p>
            <text:p text:style-name="P9"><text:soft-page-break/><text:span text:style-name="T16">0 0 0 0 1 1 0 0</text:span></text:p>
            <text:p text:style-name="P9"><text:span text:style-name="T15">0 0 0 0 0 1 1 1</text:span></text:p>
            <text:p text:style-name="P9"><text:span text:style-name="T15">0 0 0 0 0 1 1 1</text:span></text:p>
          </table:table-cell>
          <table:table-cell table:style-name="Table5.A1" office:value-type="string">
            <text:p text:style-name="P9"><text:span text:style-name="T15">1 0 0 0 1 0 1 0</text:span></text:p>
            <text:p text:style-name="P9"><text:soft-page-break/><text:span text:style-name="T15">0 0 0 0 0 0 0 0</text:span></text:p>
            <text:p text:style-name="P9"><text:span text:style-name="T15">1 0 0 0 1 0 1 0</text:span></text:p>
            <text:p text:style-name="P9"><text:span text:style-name="T15">1 0 0 0 1 0 1 0</text:span></text:p>
          </table:table-cell>
          <table:table-cell table:style-name="Table5.A1" office:value-type="string">
            <text:p text:style-name="P24"/>
            <text:p text:style-name="P24"><text:soft-page-break/></text:p>
            <text:p text:style-name="P24"/>
            <text:p text:style-name="P23"/>
          </table:table-cell>
          <table:table-cell table:style-name="Table5.A1" office:value-type="string">
            <text:p text:style-name="P24"/>
            <text:p text:style-name="P24"><text:soft-page-break/></text:p>
            <text:p text:style-name="P24"/>
            <text:p text:style-name="P9"><text:span text:style-name="T16">0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5</text:span></text:p>
          </table:table-cell>
          <table:table-cell table:style-name="Table5.A1" office:value-type="string">
            <text:p text:style-name="P9"><text:span text:style-name="T14">R</text:span><text:span text:style-name="T20">4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5</text:span></text:p>
          </table:table-cell>
          <table:table-cell table:style-name="Table5.A1" office:value-type="string">
            <text:p text:style-name="P9"><text:span text:style-name="T15">0 0 0 0 1 1 1 1</text:span></text:p>
            <text:p text:style-name="P9"><text:span text:style-name="T16">1 1 1 1 0 1 0 0</text:span></text:p>
            <text:p text:style-name="P9"><text:span text:style-name="T15">0 0 0 0 0 0 1 1</text:span></text:p>
            <text:p text:style-name="P9"><text:span text:style-name="T15">0 0 0 0 0 0 1 1</text:span></text:p>
          </table:table-cell>
          <table:table-cell table:style-name="Table5.A1" office:value-type="string">
            <text:p text:style-name="P9"><text:span text:style-name="T15">0 0 0 1 0 1 0 0</text:span></text:p>
            <text:p text:style-name="P9"><text:span text:style-name="T15">0 0 0 0 0 0 0 0</text:span></text:p>
            <text:p text:style-name="P9"><text:span text:style-name="T15">0 0 0 1 0 1 0 0</text:span></text:p>
            <text:p text:style-name="P9"><text:span text:style-name="T15">0 0 0 1 0 1 0 0</text:span></text:p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23"/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9"><text:span text:style-name="T16">0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6</text:span></text:p>
          </table:table-cell>
          <table:table-cell table:style-name="Table5.A1" office:value-type="string">
            <text:p text:style-name="P9"><text:span text:style-name="T14">R</text:span><text:span text:style-name="T20">5</text:span></text:p>
            <text:p text:style-name="P9"><text:span text:style-name="T15">[B</text:span><text:span text:style-name="T16">1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6</text:span></text:p>
          </table:table-cell>
          <table:table-cell table:style-name="Table5.A1" office:value-type="string">
            <text:p text:style-name="P9"><text:span text:style-name="T15">0 0 0 0 0 1 1 0</text:span></text:p>
            <text:p text:style-name="P9"><text:span text:style-name="T16">1 1 1 1 0 1 0 0</text:span></text:p>
            <text:p text:style-name="P9"><text:span text:style-name="T15">1 1 1 1 1 0 1 0</text:span></text:p>
            <text:p text:style-name="P9"><text:span text:style-name="T15">1 1 1 1 1 0 1 0</text:span></text:p>
          </table:table-cell>
          <table:table-cell table:style-name="Table5.A1" office:value-type="string">
            <text:p text:style-name="P9"><text:span text:style-name="T15">0 0 1 0 1 0 0 0</text:span></text:p>
            <text:p text:style-name="P9"><text:span text:style-name="T15">0 0 0 0 0 0 0 0</text:span></text:p>
            <text:p text:style-name="P9"><text:span text:style-name="T15">0 0 1 0 1 0 0 0</text:span></text:p>
            <text:p text:style-name="P9"><text:span text:style-name="T15">0 0 1 0 1 0 0 1</text:span></text:p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23"/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7</text:span></text:p>
          </table:table-cell>
          <table:table-cell table:style-name="Table5.A1" office:value-type="string">
            <text:p text:style-name="P9"><text:span text:style-name="T14">R</text:span><text:span text:style-name="T20">6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7</text:span></text:p>
          </table:table-cell>
          <table:table-cell table:style-name="Table5.A1" office:value-type="string">
            <text:p text:style-name="P9"><text:span text:style-name="T15">1 1 1 1 0 1 0 0</text:span></text:p>
            <text:p text:style-name="P9"><text:span text:style-name="T16">0 0 0 0 1 1 0 0</text:span></text:p>
            <text:p text:style-name="P9"><text:span text:style-name="T15">0 0 0 0 0 0 0 0</text:span></text:p>
            <text:p text:style-name="P9"><text:span text:style-name="T15">0 0 0 0 0 0 0 0</text:span></text:p>
          </table:table-cell>
          <table:table-cell table:style-name="Table5.A1" office:value-type="string">
            <text:p text:style-name="P9"><text:span text:style-name="T15">0 1 0 1 0 0 1 0</text:span></text:p>
            <text:p text:style-name="P9"><text:span text:style-name="T15">0 0 0 0 0 0 0 0</text:span></text:p>
            <text:p text:style-name="P9"><text:span text:style-name="T15">0 1 0 1 0 0 1 0</text:span></text:p>
            <text:p text:style-name="P9"><text:span text:style-name="T15">0 1 0 1 0 0 1 1</text:span></text:p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23"/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8</text:span></text:p>
          </table:table-cell>
          <table:table-cell table:style-name="Table5.A1" office:value-type="string">
            <text:p text:style-name="P9"><text:span text:style-name="T14">R</text:span><text:span text:style-name="T20">7</text:span></text:p>
            <text:p text:style-name="P9"><text:span text:style-name="T15">[B</text:span><text:span text:style-name="T16">2</text:span><text:span text:style-name="T15">]</text:span></text:p>
            <text:p text:style-name="P9"><text:span text:style-name="T16">Сумма</text:span></text:p>
            <text:p text:style-name="P9"><text:span text:style-name="T15">R</text:span><text:span text:style-name="T20">8</text:span></text:p>
          </table:table-cell>
          <table:table-cell table:style-name="Table5.A1" office:value-type="string">
            <text:p text:style-name="P9"><text:span text:style-name="T15">0 0 0 0 0 0 0 0</text:span></text:p>
            <text:p text:style-name="P9"><text:span text:style-name="T16">0 0 0 0 1 1 0 0</text:span></text:p>
            <text:p text:style-name="P9"><text:span text:style-name="T15">0 0 0 0 1 1 0 0</text:span></text:p>
            <text:p text:style-name="P9"><text:span text:style-name="T15">0 0 0 0 1 1 0 0</text:span></text:p>
          </table:table-cell>
          <table:table-cell table:style-name="Table5.A1" office:value-type="string">
            <text:p text:style-name="P9"><text:span text:style-name="T15">1 0 1 0 0 1 1 0</text:span></text:p>
            <text:p text:style-name="P9"><text:span text:style-name="T15">0 0 0 0 0 0 0 0</text:span></text:p>
            <text:p text:style-name="P9"><text:span text:style-name="T15">1 0 1 0 0 1 1 0</text:span></text:p>
            <text:p text:style-name="P9"><text:span text:style-name="T15">1 0 1 0 0 1 1 1</text:span></text:p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23"/>
          </table:table-cell>
          <table:table-cell table:style-name="Table5.A1" office:value-type="string">
            <text:p text:style-name="P24"/>
            <text:p text:style-name="P24"/>
            <text:p text:style-name="P24"/>
            <text:p text:style-name="P9"><text:span text:style-name="T16">1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6">Коррекция остатка</text:span></text:p>
          </table:table-cell>
          <table:table-cell table:style-name="Table5.A1" office:value-type="string">
            <text:p text:style-name="P9"><text:span text:style-name="T15">[B1]</text:span></text:p>
            <text:p text:style-name="P9"><text:span text:style-name="T16">Сумма</text:span></text:p>
          </table:table-cell>
          <table:table-cell table:style-name="Table5.A1" office:value-type="string">
            <text:p text:style-name="P9"><text:span text:style-name="T16">1 1 1 1 0 1 0 0</text:span></text:p>
            <text:p text:style-name="P9"><text:span text:style-name="T16">0 0 0 0 0 </text:span><text:span text:style-name="T15">0</text:span><text:span text:style-name="T16"> 0 0</text:span></text:p>
          </table:table-cell>
          <table:table-cell table:style-name="Table5.A1" office:value-type="string">
            <text:p text:style-name="P9"><text:span text:style-name="T16">0 0 0 0 0 0 0 0</text:span></text:p>
            <text:p text:style-name="P9"><text:span text:style-name="T16">1 0 1 0 0 1 1 1</text:span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9"><text:span text:style-name="T16">Коррекция частного</text:span></text:p>
          </table:table-cell>
          <table:table-cell table:style-name="Table5.A1" office:value-type="string">
            <text:p text:style-name="P9"><text:span text:style-name="T16">Коррекция </text:span><text:span text:style-name="T15">R2</text:span></text:p>
            <text:p text:style-name="P9"><text:span text:style-name="T16">Сумма</text:span></text:p>
          </table:table-cell>
          <table:table-cell table:style-name="Table5.A1" office:value-type="string">
            <text:p text:style-name="P9"><text:span text:style-name="T16">0 0 0 0 0 0 0 0</text:span></text:p>
            <text:p text:style-name="P9"><text:span text:style-name="T16">0 0 0 0 0 0 0 0</text:span></text:p>
          </table:table-cell>
          <table:table-cell table:style-name="Table5.A1" office:value-type="string">
            <text:p text:style-name="P9"><text:span text:style-name="T16">1 1 1 1 1 1 1 1</text:span></text:p>
            <text:p text:style-name="P9"><text:span text:style-name="T16">1 0 1 0 0 1 1 0</text:span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21"/>
      <text:p text:style-name="P26"><text:span text:style-name="T11">В результате выполнения операции получено отрицательное частное</text:span></text:p>
      <text:p text:style-name="P15"><text:span text:style-name="T11"><text:s text:c="4"/>[</text:span><text:span text:style-name="T13">C</text:span><text:span text:style-name="T11">]</text:span><text:span text:style-name="T21">доп</text:span><text:span text:style-name="T11"> = <text:s/>(1.0100110)</text:span><text:span text:style-name="T18">2</text:span><text:span text:style-name="T11">, <text:s text:c="5"/>[</text:span><text:span text:style-name="T13">C</text:span><text:span text:style-name="T11">]</text:span><text:span text:style-name="T21">пр</text:span><text:span text:style-name="T11"> = <text:s/>(1.1011010)= (–90)</text:span><text:span text:style-name="T18">10 <text:s text:c="7"/></text:span><text:span text:style-name="T11">и нулевой остаток.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ohit Devanagari1" style:font-family-complex="'Lohit Devanagari'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1528in" fo:margin-right="0in" fo:margin-top="0in" fo:margin-bottom="0in" style:contextual-spacing="false" fo:line-height="100%" fo:text-indent="-0.1528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0835in" fo:margin-bottom="0in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.0835in" fo:margin-bottom="0in" style:contextual-spacing="false" fo:text-indent="0in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Заголовок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loext:linked-style-name="Title_20_Char" style:default-outline-level="1" style:list-style-name="" style:class="chapter">
      <style:paragraph-properties fo:margin-top="0.1665in" fo:margin-bottom="0.0417in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ормальный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_28_2_29_1" style:display-name="Основной текст (2)1" style:family="paragraph" style:parent-style-name="Standard" loext:linked-style-name="Основной_20_текст_20__28_2_29_">
      <loext:graphic-properties draw:fill="solid" draw:fill-color="#ffffff"/>
      <style:paragraph-properties fo:margin-top="0in" fo:margin-bottom="0.3335in" style:contextual-spacing="false" fo:line-height="0.2201in" fo:background-color="#ffffff"/>
      <style:text-properties fo:font-size="14pt" fo:font-weight="bold" style:font-size-asian="14pt" style:font-weight-asian="bold" style:font-size-complex="14pt" style:font-weight-complex="bold"/>
    </style:style>
    <style:style style:name="Основной_20_текст_20__28_3_29_1" style:display-name="Основной текст (3)1" style:family="paragraph" style:parent-style-name="Standard" loext:linked-style-name="Основной_20_текст_20__28_3_29_">
      <loext:graphic-properties draw:fill="solid" draw:fill-color="#ffffff"/>
      <style:paragraph-properties fo:margin-top="0.3335in" fo:margin-bottom="0.25in" style:contextual-spacing="false" fo:line-height="0.1866in" fo:background-color="#ffffff"/>
      <style:text-properties fo:font-size="12pt" style:font-size-asian="12pt" style:font-size-complex="12pt"/>
    </style:style>
    <style:style style:name="Основной_20_текст_20__28_15_29_1" style:display-name="Основной текст (15)1" style:family="paragraph" style:parent-style-name="Standard" loext:linked-style-name="Основной_20_текст_20__28_15_29_">
      <loext:graphic-properties draw:fill="solid" draw:fill-color="#ffffff"/>
      <style:paragraph-properties fo:margin-top="0in" fo:margin-bottom="0in" style:contextual-spacing="false" style:line-height-at-least="0.1665in" fo:text-align="justify" style:justify-single-word="false" fo:background-color="#ffffff"/>
      <style:text-properties fo:font-size="12pt" style:font-size-asian="12pt" style:font-size-complex="12pt"/>
    </style:style>
    <style:style style:name="Основной_20_текст_20__28_54_29_1" style:display-name="Основной текст (54)1" style:family="paragraph" style:parent-style-name="Standard" loext:linked-style-name="Основной_20_текст_20__28_54_29_">
      <loext:graphic-properties draw:fill="solid" draw:fill-color="#ffffff"/>
      <style:paragraph-properties fo:margin-left="0in" fo:margin-right="0in" fo:margin-top="0.3335in" fo:margin-bottom="0.3335in" style:contextual-spacing="false" fo:line-height="0.1965in" fo:text-indent="-1.0417in" style:auto-text-indent="false" fo:background-color="#ffffff"/>
      <style:text-properties fo:font-size="12pt" fo:font-weight="bold" style:font-size-asian="12pt" style:font-weight-asian="bold" style:font-size-complex="12pt" style:font-weight-complex="bold"/>
    </style:style>
    <style:style style:name="Заголовок_20__2116_11" style:display-name="Заголовок №11" style:family="paragraph" style:parent-style-name="Standard" loext:linked-style-name="Заголовок_20__2116_1" style:default-outline-level="1" style:list-style-name="">
      <loext:graphic-properties draw:fill="solid" draw:fill-color="#ffffff"/>
      <style:paragraph-properties fo:margin-top="0in" fo:margin-bottom="0.0835in" style:contextual-spacing="false" style:line-height-at-least="0.1665in" fo:background-color="#ffffff"/>
      <style:text-properties fo:font-size="12pt" style:font-size-asian="12pt" style:font-size-complex="12pt"/>
    </style:style>
    <style:style style:name="Основной_20_текст_20__28_19_29_1" style:display-name="Основной текст (19)1" style:family="paragraph" style:parent-style-name="Standard" loext:linked-style-name="Основной_20_текст_20__28_19_29_">
      <loext:graphic-properties draw:fill="solid" draw:fill-color="#ffffff"/>
      <style:paragraph-properties fo:margin-top="0.0835in" fo:margin-bottom="0.0835in" style:contextual-spacing="false" style:line-height-at-least="0.1665in" fo:background-color="#ffffff"/>
      <style:text-properties style:font-name="Lucida Sans Unicode" fo:font-family="'Lucida Sans Unicode'" style:font-family-generic="roman" style:font-pitch="variable" fo:font-size="13pt" style:font-size-asian="13pt" style:font-size-complex="13pt"/>
    </style:style>
    <style:style style:name="Основной_20_текст_20__28_20_29_1" style:display-name="Основной текст (20)1" style:family="paragraph" style:parent-style-name="Standard" loext:linked-style-name="Основной_20_текст_20__28_20_29_">
      <loext:graphic-properties draw:fill="solid" draw:fill-color="#ffffff"/>
      <style:paragraph-properties fo:margin-top="0.0835in" fo:margin-bottom="0.25in" style:contextual-spacing="false" style:line-height-at-least="0.1665in" fo:background-color="#ffffff"/>
      <style:text-properties fo:font-size="12pt" style:font-size-asian="12pt" style:font-size-complex="12pt"/>
    </style:style>
    <style:style style:name="Основной_20_текст_20__28_16_29_1" style:display-name="Основной текст (16)1" style:family="paragraph" style:parent-style-name="Standard" loext:linked-style-name="Основной_20_текст_20__28_16_29_">
      <loext:graphic-properties draw:fill="solid" draw:fill-color="#ffffff"/>
      <style:paragraph-properties fo:margin-top="0.25in" fo:margin-bottom="0.1665in" style:contextual-spacing="false" fo:line-height="0.1929in" fo:text-align="end" style:justify-single-word="false" fo:background-color="#ffffff"/>
      <style:text-properties fo:font-size="12pt" style:font-size-asian="12pt" style:font-size-complex="12pt"/>
    </style:style>
    <style:style style:name="Подпись_20_к_20_таблице_20__28_2_29_1" style:display-name="Подпись к таблице (2)1" style:family="paragraph" style:parent-style-name="Standard" loext:linked-style-name="Подпись_20_к_20_таблице_20__28_2_29_">
      <loext:graphic-properties draw:fill="solid" draw:fill-color="#ffffff"/>
      <style:paragraph-properties fo:margin-top="0in" fo:margin-bottom="0in" style:contextual-spacing="false" fo:line-height="0.1866in" fo:text-align="justify" style:justify-single-word="false" fo:background-color="#ffffff"/>
      <style:text-properties fo:font-size="12pt" style:font-size-asian="12pt" style:font-size-complex="12pt"/>
    </style:style>
    <style:style style:name="Основной_20_текст_20__28_26_29_1" style:display-name="Основной текст (26)1" style:family="paragraph" style:parent-style-name="Standard" loext:linked-style-name="Основной_20_текст_20__28_26_29_">
      <loext:graphic-properties draw:fill="solid" draw:fill-color="#ffffff"/>
      <style:paragraph-properties fo:margin-left="0in" fo:margin-right="0in" fo:margin-top="0in" fo:margin-bottom="1.2917in" style:contextual-spacing="false" fo:line-height="0.1929in" fo:text-indent="-0.5835in" style:auto-text-indent="false" fo:background-color="#ffffff"/>
      <style:text-properties fo:font-size="12pt" style:font-size-asian="12pt" style:font-size-complex="12pt"/>
    </style:style>
    <style:style style:name="Основной_20_текст_20__28_29_29_1" style:display-name="Основной текст (29)1" style:family="paragraph" style:parent-style-name="Standard" loext:linked-style-name="Основной_20_текст_20__28_29_29_">
      <loext:graphic-properties draw:fill="solid" draw:fill-color="#ffffff"/>
      <style:paragraph-properties fo:margin-left="0in" fo:margin-right="0in" fo:margin-top="0.3335in" fo:margin-bottom="0in" style:contextual-spacing="false" fo:line-height="0.1902in" fo:text-align="justify" style:justify-single-word="false" fo:text-indent="1.3193in" style:auto-text-indent="false" fo:background-color="#ffffff"/>
      <style:text-properties fo:font-size="12pt" style:font-size-asian="12pt" style:font-size-complex="12pt"/>
    </style:style>
    <style:style style:name="Основной_20_текст_20__28_13_29_1" style:display-name="Основной текст (13)1" style:family="paragraph" style:parent-style-name="Standard" loext:linked-style-name="Основной_20_текст_20__28_13_29_">
      <loext:graphic-properties draw:fill="solid" draw:fill-color="#ffffff"/>
      <style:paragraph-properties fo:margin-left="0in" fo:margin-right="0in" fo:margin-top="0.3335in" fo:margin-bottom="0in" style:contextual-spacing="false" fo:line-height="0.1902in" fo:text-indent="0.2083in" style:auto-text-indent="false" fo:background-color="#ffffff"/>
      <style:text-properties fo:font-size="12pt" style:font-size-asian="12pt" style:font-size-complex="12pt"/>
    </style:style>
    <style:style style:name="Подпись_20_к_20_таблице1" style:display-name="Подпись к таблице1" style:family="paragraph" style:parent-style-name="Standard" loext:linked-style-name="Подпись_20_к_20_таблице">
      <loext:graphic-properties draw:fill="solid" draw:fill-color="#ffffff"/>
      <style:paragraph-properties fo:margin-top="0in" fo:margin-bottom="0in" style:contextual-spacing="false" style:line-height-at-least="0.1665in" fo:background-color="#ffffff"/>
      <style:text-properties fo:font-size="12pt" style:font-size-asian="12pt" style:font-size-complex="12pt"/>
    </style:style>
    <style:style style:name="Основной_20_текст_20__28_28_29_1" style:display-name="Основной текст (28)1" style:family="paragraph" style:parent-style-name="Standard" loext:linked-style-name="Основной_20_текст_20__28_28_29_">
      <loext:graphic-properties draw:fill="solid" draw:fill-color="#ffffff"/>
      <style:paragraph-properties fo:margin-top="0in" fo:margin-bottom="0in" style:contextual-spacing="false" style:line-height-at-least="0.1665in" fo:background-color="#ffffff"/>
      <style:text-properties style:font-name="Lucida Sans Unicode" fo:font-family="'Lucida Sans Unicode'" style:font-family-generic="roman" style:font-pitch="variable"/>
    </style:style>
    <style:style style:name="Основной_20_текст_20__28_63_29_1" style:display-name="Основной текст (63)1" style:family="paragraph" style:parent-style-name="Standard" loext:linked-style-name="Основной_20_текст_20__28_63_29_">
      <loext:graphic-properties draw:fill="solid" draw:fill-color="#ffffff"/>
      <style:paragraph-properties fo:margin-top="0.1665in" fo:margin-bottom="0in" style:contextual-spacing="false" style:line-height-at-least="0.1665in" fo:background-color="#ffffff"/>
    </style:style>
    <style:style style:name="Основной_20_текст_20__28_62_29_1" style:display-name="Основной текст (62)1" style:family="paragraph" style:parent-style-name="Standard" loext:linked-style-name="Основной_20_текст_20__28_62_29_">
      <loext:graphic-properties draw:fill="solid" draw:fill-color="#ffffff"/>
      <style:paragraph-properties fo:margin-top="0in" fo:margin-bottom="0in" style:contextual-spacing="false" style:line-height-at-least="0.1665in" fo:background-color="#ffffff"/>
      <style:text-properties style:font-name="Lucida Sans Unicode" fo:font-family="'Lucida Sans Unicode'" style:font-family-generic="roman" style:font-pitch="variable"/>
    </style:style>
    <style:style style:name="Основной_20_текст_20__28_48_29_1" style:display-name="Основной текст (48)1" style:family="paragraph" style:parent-style-name="Standard" loext:linked-style-name="Основной_20_текст_20__28_48_29_">
      <loext:graphic-properties draw:fill="solid" draw:fill-color="#ffffff"/>
      <style:paragraph-properties fo:margin-top="0in" fo:margin-bottom="0in" style:contextual-spacing="false" style:line-height-at-least="0.1665in" fo:background-color="#ffffff"/>
      <style:text-properties fo:font-size="12pt" fo:font-weight="bold" style:font-size-asian="12pt" style:font-weight-asian="bold" style:font-size-complex="12pt" style:font-weight-complex="bold"/>
    </style:style>
    <style:style style:name="Основной_20_текст_20__28_24_29_1" style:display-name="Основной текст (24)1" style:family="paragraph" style:parent-style-name="Standard" loext:linked-style-name="Основной_20_текст_20__28_24_29_">
      <loext:graphic-properties draw:fill="solid" draw:fill-color="#ffffff"/>
      <style:paragraph-properties fo:margin-top="0in" fo:margin-bottom="0in" style:contextual-spacing="false" style:line-height-at-least="0.1665in" fo:text-align="center" style:justify-single-word="false" fo:background-color="#ffffff"/>
      <style:text-properties fo:font-size="12pt" style:font-size-asian="12pt" style:font-size-complex="12pt"/>
    </style:style>
    <style:style style:name="Основной_20_текст_20__28_35_29_1" style:display-name="Основной текст (35)1" style:family="paragraph" style:parent-style-name="Standard" loext:linked-style-name="Основной_20_текст_20__28_35_29_">
      <loext:graphic-properties draw:fill="solid" draw:fill-color="#ffffff"/>
      <style:paragraph-properties fo:margin-top="0in" fo:margin-bottom="0in" style:contextual-spacing="false" style:line-height-at-least="0.1665in" fo:background-color="#ffffff"/>
    </style:style>
    <style:style style:name="Основной_20_текст_20__28_32_29_1" style:display-name="Основной текст (32)1" style:family="paragraph" style:parent-style-name="Standard" loext:linked-style-name="Основной_20_текст_20__28_32_29_">
      <loext:graphic-properties draw:fill="solid" draw:fill-color="#ffffff"/>
      <style:paragraph-properties fo:margin-top="0in" fo:margin-bottom="0in" style:contextual-spacing="false" style:line-height-at-least="0.1665in" fo:text-align="justify" style:justify-single-word="false" fo:background-color="#ffffff"/>
    </style:style>
    <style:style style:name="Основной_20_текст_20__28_36_29_1" style:display-name="Основной текст (36)1" style:family="paragraph" style:parent-style-name="Standard" loext:linked-style-name="Основной_20_текст_20__28_36_29_">
      <loext:graphic-properties draw:fill="solid" draw:fill-color="#ffffff"/>
      <style:paragraph-properties fo:margin-top="0in" fo:margin-bottom="0in" style:contextual-spacing="false" style:line-height-at-least="0.1665in" fo:text-align="end" style:justify-single-word="false" fo:background-color="#ffffff"/>
    </style:style>
    <style:style style:name="c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10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8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toctoggle" style:family="text" style:parent-style-name="Default_20_Paragraph_20_Font"/>
    <style:style style:name="tocnumber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mwe-math-mathml-inlin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8pt" style:font-size-asian="8pt" style:font-size-complex="8pt"/>
    </style:style>
    <style:style style:name="инт_5f_2" style:display-name="инт_2" style:family="text" style:parent-style-name="Default_20_Paragraph_20_Font">
      <style:text-properties fo:letter-spacing="0.028in"/>
    </style:style>
    <style:style style:name="загл_5f_инт_5f_2" style:display-name="загл_инт_2" style:family="text" style:parent-style-name="Default_20_Paragraph_20_Font">
      <style:text-properties fo:text-transform="uppercase" style:text-line-through-style="none" style:text-line-through-type="none" style:text-position="0% 100%" fo:font-size="11pt" fo:letter-spacing="0.028in" style:font-size-asian="11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dy_20_Text_20_Char" style:display-name="Body Text Char" style:family="text" style:parent-style-name="Default_20_Paragraph_20_Font"/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" style:display-name="Основной текст (2)" style:family="text" style:parent-style-name="Default_20_Paragraph_20_Font" loext:linked-style-name="Основной_20_текст_20__28_2_29_1">
      <style:text-properties fo:font-size="14pt" fo:font-weight="bold" fo:background-color="#ffffff" style:font-size-asian="14pt" style:font-weight-asian="bold" style:font-size-complex="14pt" style:font-weight-complex="bold"/>
    </style:style>
    <style:style style:name="Основной_20_текст_20__28_2_29__20__2b__20_15_20_pt" style:display-name="Основной текст (2) + 15 pt" style:family="text" style:parent-style-name="Основной_20_текст_20__28_2_29_">
      <style:text-properties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Основной_20_текст_20__28_3_29_" style:display-name="Основной текст (3)" style:family="text" style:parent-style-name="Default_20_Paragraph_20_Font" loext:linked-style-name="Основной_20_текст_20__28_3_29_1">
      <style:text-properties fo:font-size="12pt" fo:background-color="#ffffff" style:font-size-asian="12pt" style:font-size-complex="12pt"/>
    </style:style>
    <style:style style:name="Основной_20_текст_20__28_15_29_" style:display-name="Основной текст (15)" style:family="text" style:parent-style-name="Default_20_Paragraph_20_Font" loext:linked-style-name="Основной_20_текст_20__28_15_29_1">
      <style:text-properties fo:font-size="12pt" fo:background-color="#ffffff" style:font-size-asian="12pt" style:font-size-complex="12pt"/>
    </style:style>
    <style:style style:name="Основной_20_текст_20__28_54_29_" style:display-name="Основной текст (54)" style:family="text" style:parent-style-name="Default_20_Paragraph_20_Font" loext:linked-style-name="Основной_20_текст_20__28_54_29_1">
      <style:text-properties fo:font-size="12pt" fo:font-weight="bold" fo:background-color="#ffffff" style:font-size-asian="12pt" style:font-weight-asian="bold" style:font-size-complex="12pt" style:font-weight-complex="bold"/>
    </style:style>
    <style:style style:name="Основной_20_текст_20__28_3_29_8" style:display-name="Основной текст (3)8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_2116_1" style:display-name="Заголовок №1" style:family="text" style:parent-style-name="Default_20_Paragraph_20_Font" loext:linked-style-name="Заголовок_20__2116_11">
      <style:text-properties fo:font-size="12pt" fo:background-color="#ffffff" style:font-size-asian="12pt" style:font-size-complex="12pt"/>
    </style:style>
    <style:style style:name="Основной_20_текст_20__28_3_29_7" style:display-name="Основной текст (3)7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3_29_17" style:display-name="Основной текст (3)17" style:family="text" style:parent-style-name="Основной_20_текст_20__28_3_29_">
      <style:text-properties style:font-name="Times New Roman" fo:font-family="'Times New Roman'" style:font-family-generic="roman" style:font-pitch="variable" fo:font-size="12pt" fo:language="en" fo:country="US" fo:background-color="#ffffff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9_29_" style:display-name="Основной текст (19)" style:family="text" style:parent-style-name="Default_20_Paragraph_20_Font" loext:linked-style-name="Основной_20_текст_20__28_19_29_1">
      <style:text-properties style:font-name="Lucida Sans Unicode" fo:font-family="'Lucida Sans Unicode'" style:font-family-generic="roman" style:font-pitch="variable" fo:font-size="13pt" fo:background-color="#ffffff" style:font-size-asian="13pt" style:font-size-complex="13pt"/>
    </style:style>
    <style:style style:name="Основной_20_текст_20__28_19_29_2" style:display-name="Основной текст (19)2" style:family="text" style:parent-style-name="Основной_20_текст_20__28_19_29_">
      <style:text-properties style:font-name="Lucida Sans Unicode" fo:font-family="'Lucida Sans Unicode'" style:font-family-generic="roman" style:font-pitch="variable" fo:font-size="13pt" fo:background-color="#ffffff" style:font-size-asian="13pt" style:font-size-complex="13pt"/>
    </style:style>
    <style:style style:name="Заголовок_20__2116_13" style:display-name="Заголовок №13" style:family="text" style:parent-style-name="Заголовок_20__2116_1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0_29_" style:display-name="Основной текст (20)" style:family="text" style:parent-style-name="Default_20_Paragraph_20_Font" loext:linked-style-name="Основной_20_текст_20__28_20_29_1">
      <style:text-properties fo:font-size="12pt" fo:background-color="#ffffff" style:font-size-asian="12pt" style:font-size-complex="12pt"/>
    </style:style>
    <style:style style:name="Основной_20_текст_20__28_15_29_7" style:display-name="Основной текст (15)7" style:family="text" style:parent-style-name="Основной_20_текст_20__28_15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3_29_6" style:display-name="Основной текст (3)6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5_29__20__2b__20_MS_20_Gothic" style:display-name="Основной текст (15) + MS Gothic" style:family="text" style:parent-style-name="Основной_20_текст_20__28_15_29_">
      <style:text-properties style:font-name="MS Gothic" fo:font-family="'MS Gothic'" style:font-family-generic="roman" style:font-pitch="variable" fo:font-size="10pt" fo:background-color="#ffffff" style:font-name-asian="MS Gothic1" style:font-family-asian="'MS Gothic'" style:font-family-generic-asian="system" style:font-pitch-asian="variable" style:font-size-asian="10pt" style:font-name-complex="MS Gothic1" style:font-family-complex="'MS Gothic'" style:font-family-generic-complex="system" style:font-pitch-complex="variable" style:font-size-complex="10pt"/>
    </style:style>
    <style:style style:name="Основной_20_текст_20__28_15_29__20__2b__20_MS_20_Gothic1" style:display-name="Основной текст (15) + MS Gothic1" style:family="text" style:parent-style-name="Основной_20_текст_20__28_15_29_">
      <style:text-properties style:font-name="MS Gothic" fo:font-family="'MS Gothic'" style:font-family-generic="roman" style:font-pitch="variable" fo:font-size="10pt" fo:background-color="#ffffff" style:font-name-asian="MS Gothic1" style:font-family-asian="'MS Gothic'" style:font-family-generic-asian="system" style:font-pitch-asian="variable" style:font-size-asian="10pt" style:font-name-complex="MS Gothic1" style:font-family-complex="'MS Gothic'" style:font-family-generic-complex="system" style:font-pitch-complex="variable" style:font-size-complex="10pt"/>
    </style:style>
    <style:style style:name="Основной_20_текст_20__28_15_29_5" style:display-name="Основной текст (15)5" style:family="text" style:parent-style-name="Основной_20_текст_20__28_15_29_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5_29_4" style:display-name="Основной текст (15)4" style:family="text" style:parent-style-name="Основной_20_текст_20__28_15_29_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5_29_3" style:display-name="Основной текст (15)3" style:family="text" style:parent-style-name="Основной_20_текст_20__28_15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6_29_" style:display-name="Основной текст (16)" style:family="text" style:parent-style-name="Default_20_Paragraph_20_Font" loext:linked-style-name="Основной_20_текст_20__28_16_29_1">
      <style:text-properties fo:font-size="12pt" fo:background-color="#ffffff" style:font-size-asian="12pt" style:font-size-complex="12pt"/>
    </style:style>
    <style:style style:name="Основной_20_текст_20__28_16_29_2" style:display-name="Основной текст (16)2" style:family="text" style:parent-style-name="Основной_20_текст_20__28_16_29_">
      <style:text-properties fo:font-size="12pt" fo:background-color="#ffffff" style:font-size-asian="12pt" style:font-size-complex="12pt"/>
    </style:style>
    <style:style style:name="Подпись_20_к_20_таблице_20__28_2_29_" style:display-name="Подпись к таблице (2)" style:family="text" style:parent-style-name="Default_20_Paragraph_20_Font" loext:linked-style-name="Подпись_20_к_20_таблице_20__28_2_29_1">
      <style:text-properties fo:font-size="12pt" fo:background-color="#ffffff" style:font-size-asian="12pt" style:font-size-complex="12pt"/>
    </style:style>
    <style:style style:name="Подпись_20_к_20_таблице_20__28_2_29_2" style:display-name="Подпись к таблице (2)2" style:family="text" style:parent-style-name="Подпись_20_к_20_таблице_20__28_2_29_">
      <style:text-properties fo:font-size="12pt" fo:background-color="#ffffff" style:font-size-asian="12pt" style:font-size-complex="12pt"/>
    </style:style>
    <style:style style:name="Основной_20_текст_20__28_3_29_5" style:display-name="Основной текст (3)5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6_29_" style:display-name="Основной текст (26)" style:family="text" style:parent-style-name="Default_20_Paragraph_20_Font" loext:linked-style-name="Основной_20_текст_20__28_26_29_1">
      <style:text-properties fo:font-size="12pt" fo:background-color="#ffffff" style:font-size-asian="12pt" style:font-size-complex="12pt"/>
    </style:style>
    <style:style style:name="Основной_20_текст_20__28_29_29_" style:display-name="Основной текст (29)" style:family="text" style:parent-style-name="Default_20_Paragraph_20_Font" loext:linked-style-name="Основной_20_текст_20__28_29_29_1">
      <style:text-properties fo:font-size="12pt" fo:background-color="#ffffff" style:font-size-asian="12pt" style:font-size-complex="12pt"/>
    </style:style>
    <style:style style:name="Основной_20_текст_20__28_13_29_" style:display-name="Основной текст (13)" style:family="text" style:parent-style-name="Default_20_Paragraph_20_Font" loext:linked-style-name="Основной_20_текст_20__28_13_29_1">
      <style:text-properties fo:font-size="12pt" fo:background-color="#ffffff" style:font-size-asian="12pt" style:font-size-complex="12pt"/>
    </style:style>
    <style:style style:name="Основной_20_текст_20__28_3_29_13" style:display-name="Основной текст (3)13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3_29_3" style:display-name="Основной текст (13)3" style:family="text" style:parent-style-name="Основной_20_текст_20__28_13_29_">
      <style:text-properties fo:font-size="12pt" fo:background-color="#ffffff" style:font-size-asian="12pt" style:font-size-complex="12pt"/>
    </style:style>
    <style:style style:name="Основной_20_текст_20__28_13_29_2" style:display-name="Основной текст (13)2" style:family="text" style:parent-style-name="Основной_20_текст_20__28_13_29_">
      <style:text-properties fo:font-size="12pt" fo:background-color="#ffffff" style:font-size-asian="12pt" style:font-size-complex="12pt"/>
    </style:style>
    <style:style style:name="Подпись_20_к_20_таблице" style:display-name="Подпись к таблице" style:family="text" style:parent-style-name="Default_20_Paragraph_20_Font" loext:linked-style-name="Подпись_20_к_20_таблице1">
      <style:text-properties fo:font-size="12pt" fo:background-color="#ffffff" style:font-size-asian="12pt" style:font-size-complex="12pt"/>
    </style:style>
    <style:style style:name="Основной_20_текст_20__28_28_29_" style:display-name="Основной текст (28)" style:family="text" style:parent-style-name="Default_20_Paragraph_20_Font" loext:linked-style-name="Основной_20_текст_20__28_28_29_1">
      <style:text-properties style:font-name="Lucida Sans Unicode" fo:font-family="'Lucida Sans Unicode'" style:font-family-generic="roman" style:font-pitch="variable" fo:background-color="#ffffff"/>
    </style:style>
    <style:style style:name="Основной_20_текст_20__28_15_29_2" style:display-name="Основной текст (15)2" style:family="text" style:parent-style-name="Основной_20_текст_20__28_15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63_29_" style:display-name="Основной текст (63)" style:family="text" style:parent-style-name="Default_20_Paragraph_20_Font" loext:linked-style-name="Основной_20_текст_20__28_63_29_1">
      <style:text-properties fo:background-color="#ffffff"/>
    </style:style>
    <style:style style:name="Основной_20_текст_20__28_63_29_2" style:display-name="Основной текст (63)2" style:family="text" style:parent-style-name="Основной_20_текст_20__28_63_29_">
      <style:text-properties fo:background-color="#ffffff"/>
    </style:style>
    <style:style style:name="Основной_20_текст_20__28_62_29_" style:display-name="Основной текст (62)" style:family="text" style:parent-style-name="Default_20_Paragraph_20_Font" loext:linked-style-name="Основной_20_текст_20__28_62_29_1">
      <style:text-properties style:font-name="Lucida Sans Unicode" fo:font-family="'Lucida Sans Unicode'" style:font-family-generic="roman" style:font-pitch="variable" fo:background-color="#ffffff"/>
    </style:style>
    <style:style style:name="Основной_20_текст_20__28_62_29_2" style:display-name="Основной текст (62)2" style:family="text" style:parent-style-name="Основной_20_текст_20__28_62_29_">
      <style:text-properties style:font-name="Lucida Sans Unicode" fo:font-family="'Lucida Sans Unicode'" style:font-family-generic="roman" style:font-pitch="variable" fo:background-color="#ffffff"/>
    </style:style>
    <style:style style:name="Основной_20_текст_20__28_3_29_2" style:display-name="Основной текст (3)2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48_29_" style:display-name="Основной текст (48)" style:family="text" style:parent-style-name="Default_20_Paragraph_20_Font" loext:linked-style-name="Основной_20_текст_20__28_48_29_1">
      <style:text-properties fo:font-size="12pt" fo:font-weight="bold" fo:background-color="#ffffff" style:font-size-asian="12pt" style:font-weight-asian="bold" style:font-size-complex="12pt" style:font-weight-complex="bold"/>
    </style:style>
    <style:style style:name="citation" style:family="text" style:parent-style-name="Default_20_Paragraph_20_Font"/>
    <style:style style:name="iw" style:family="text" style:parent-style-name="Default_20_Paragraph_20_Font"/>
    <style:style style:name="iw_5f__5f_tooltip" style:display-name="iw__tooltip" style:family="text" style:parent-style-name="Default_20_Paragraph_20_Font"/>
    <style:style style:name="ipa" style:family="text" style:parent-style-name="Default_20_Paragraph_20_Font"/>
    <style:style style:name="noprint" style:family="text" style:parent-style-name="Default_20_Paragraph_20_Font"/>
    <style:style style:name="Основной_20_текст_20__28_3_29_12" style:display-name="Основной текст (3)12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Основной_20_текст_20__28_3_29_11" style:display-name="Основной текст (3)11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Основной_20_текст_20__28_24_29_" style:display-name="Основной текст (24)" style:family="text" style:parent-style-name="Default_20_Paragraph_20_Font" loext:linked-style-name="Основной_20_текст_20__28_24_29_1">
      <style:text-properties fo:font-size="12pt" fo:background-color="#ffffff" style:font-size-asian="12pt" style:font-size-complex="12pt"/>
    </style:style>
    <style:style style:name="Основной_20_текст_20__28_35_29_" style:display-name="Основной текст (35)" style:family="text" style:parent-style-name="Default_20_Paragraph_20_Font" loext:linked-style-name="Основной_20_текст_20__28_35_29_1">
      <style:text-properties fo:background-color="#ffffff"/>
    </style:style>
    <style:style style:name="Основной_20_текст_20__28_32_29_" style:display-name="Основной текст (32)" style:family="text" style:parent-style-name="Default_20_Paragraph_20_Font" loext:linked-style-name="Основной_20_текст_20__28_32_29_1">
      <style:text-properties fo:background-color="#ffffff"/>
    </style:style>
    <style:style style:name="Основной_20_текст_20__28_36_29_" style:display-name="Основной текст (36)" style:family="text" style:parent-style-name="Default_20_Paragraph_20_Font" loext:linked-style-name="Основной_20_текст_20__28_36_29_1">
      <style:text-properties fo:background-color="#ffffff"/>
    </style:style>
    <style:style style:name="Основной_20_текст_20__28_24_29_2" style:display-name="Основной текст (24)2" style:family="text" style:parent-style-name="Основной_20_текст_20__28_24_29_">
      <style:text-properties fo:font-size="12pt" fo:background-color="#ffffff" style:font-size-asian="12pt" style:font-size-complex="12pt"/>
    </style:style>
    <style:style style:name="Основной_20_текст_20__28_36_29_3" style:display-name="Основной текст (36)3" style:family="text" style:parent-style-name="Основной_20_текст_20__28_36_29_">
      <style:text-properties fo:font-size="12pt" fo:background-color="#ffffff" style:font-size-asian="12pt" style:font-size-complex="12pt"/>
    </style:style>
    <style:style style:name="Основной_20_текст_20__28_35_29_3" style:display-name="Основной текст (35)3" style:family="text" style:parent-style-name="Основной_20_текст_20__28_35_29_">
      <style:text-properties fo:font-size="12pt" fo:background-color="#ffffff" style:font-size-asian="12pt" style:font-size-complex="12pt"/>
    </style:style>
    <style:style style:name="c26" style:family="text" style:parent-style-name="Default_20_Paragraph_20_Font"/>
    <style:style style:name="c21" style:family="text" style:parent-style-name="Default_20_Paragraph_20_Font"/>
    <style:style style:name="c34" style:family="text" style:parent-style-name="Default_20_Paragraph_20_Font"/>
    <style:style style:name="contact-nam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2:24:00</meta:creation-date>
    <meta:initial-creator>Diana</meta:initial-creator>
    <dc:language>ru-RU</dc:language>
    <meta:print-date>2021-10-27T18:58:00</meta:print-date>
    <dc:date>2022-12-15T02:47:49.186993151</dc:date>
    <meta:editing-cycles>305</meta:editing-cycles>
    <meta:editing-duration>PT15H51M54S</meta:editing-duration>
    <meta:generator>LibreOffice/7.4.2.3$Linux_X86_64 LibreOffice_project/40$Build-3</meta:generator>
    <meta:document-statistic meta:table-count="5" meta:image-count="1" meta:object-count="0" meta:page-count="7" meta:paragraph-count="638" meta:word-count="3026" meta:character-count="7354" meta:non-whitespace-character-count="4859"/>
    <meta:user-defined meta:name="AppVersion">15.0000</meta:user-defined>
    <meta:user-defined meta:name="Company">ITMO</meta:user-defined>
    <meta:template xlink:type="simple" xlink:actuate="onRequest" xlink:title="Normal.dotm" xlink:href=""/>
  </office:meta>
</office:document-meta>
</file>